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1003" calcext:value-type="float">
            <text:p>1003</text:p>
          </table:table-cell>
          <table:table-cell office:value-type="float" office:value="1321348706" calcext:value-type="float">
            <text:p>1321348706</text:p>
          </table:table-cell>
          <table:table-cell office:value-type="float" office:value="2273621623" calcext:value-type="float">
            <text:p>2273621623</text:p>
          </table:table-cell>
          <table:table-cell office:value-type="float" office:value="799433" calcext:value-type="float">
            <text:p>799433</text:p>
          </table:table-cell>
          <table:table-cell office:value-type="float" office:value="47012011" calcext:value-type="float">
            <text:p>47012011</text:p>
          </table:table-cell>
          <table:table-cell office:value-type="float" office:value="14929630" calcext:value-type="float">
            <text:p>14929630</text:p>
          </table:table-cell>
          <table:table-cell office:value-type="float" office:value="9053164" calcext:value-type="float">
            <text:p>90531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1165" calcext:value-type="float">
            <text:p>0.581165</text:p>
          </table:table-cell>
          <table:table-cell office:value-type="float" office:value="799433" calcext:value-type="float">
            <text:p>799433</text:p>
          </table:table-cell>
          <table:table-cell office:value-type="float" office:value="2.999769" calcext:value-type="float">
            <text:p>2.999769</text:p>
          </table:table-cell>
          <table:table-cell office:value-type="float" office:value="0.952638" calcext:value-type="float">
            <text:p>0.952638</text:p>
          </table:table-cell>
          <table:table-cell office:value-type="float" office:value="0.57767" calcext:value-type="float">
            <text:p>0.57767</text:p>
          </table:table-cell>
          <table:table-cell office:value-type="float" office:value="3.15" calcext:value-type="float">
            <text:p>3.1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1004" calcext:value-type="float">
            <text:p>1004</text:p>
          </table:table-cell>
          <table:table-cell office:value-type="float" office:value="1337635149" calcext:value-type="float">
            <text:p>1337635149</text:p>
          </table:table-cell>
          <table:table-cell office:value-type="float" office:value="2273906673" calcext:value-type="float">
            <text:p>2273906673</text:p>
          </table:table-cell>
          <table:table-cell office:value-type="float" office:value="237280" calcext:value-type="float">
            <text:p>237280</text:p>
          </table:table-cell>
          <table:table-cell office:value-type="float" office:value="47786116" calcext:value-type="float">
            <text:p>47786116</text:p>
          </table:table-cell>
          <table:table-cell office:value-type="float" office:value="14967885" calcext:value-type="float">
            <text:p>14967885</text:p>
          </table:table-cell>
          <table:table-cell office:value-type="float" office:value="9124836" calcext:value-type="float">
            <text:p>912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8254" calcext:value-type="float">
            <text:p>0.588254</text:p>
          </table:table-cell>
          <table:table-cell office:value-type="float" office:value="237280" calcext:value-type="float">
            <text:p>237280</text:p>
          </table:table-cell>
          <table:table-cell office:value-type="float" office:value="3.046127" calcext:value-type="float">
            <text:p>3.046127</text:p>
          </table:table-cell>
          <table:table-cell office:value-type="float" office:value="0.954128" calcext:value-type="float">
            <text:p>0.954128</text:p>
          </table:table-cell>
          <table:table-cell office:value-type="float" office:value="0.581663" calcext:value-type="float">
            <text:p>0.581663</text:p>
          </table:table-cell>
          <table:table-cell office:value-type="float" office:value="3.19" calcext:value-type="float">
            <text:p>3.19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1003" calcext:value-type="float">
            <text:p>1003</text:p>
          </table:table-cell>
          <table:table-cell office:value-type="float" office:value="1306438105" calcext:value-type="float">
            <text:p>1306438105</text:p>
          </table:table-cell>
          <table:table-cell office:value-type="float" office:value="2305868140" calcext:value-type="float">
            <text:p>2305868140</text:p>
          </table:table-cell>
          <table:table-cell office:value-type="float" office:value="801848" calcext:value-type="float">
            <text:p>801848</text:p>
          </table:table-cell>
          <table:table-cell office:value-type="float" office:value="46318769" calcext:value-type="float">
            <text:p>46318769</text:p>
          </table:table-cell>
          <table:table-cell office:value-type="float" office:value="14941814" calcext:value-type="float">
            <text:p>14941814</text:p>
          </table:table-cell>
          <table:table-cell office:value-type="float" office:value="9077874" calcext:value-type="float">
            <text:p>90778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6571" calcext:value-type="float">
            <text:p>0.566571</text:p>
          </table:table-cell>
          <table:table-cell office:value-type="float" office:value="801848" calcext:value-type="float">
            <text:p>801848</text:p>
          </table:table-cell>
          <table:table-cell office:value-type="float" office:value="2.955534" calcext:value-type="float">
            <text:p>2.955534</text:p>
          </table:table-cell>
          <table:table-cell office:value-type="float" office:value="0.953416" calcext:value-type="float">
            <text:p>0.953416</text:p>
          </table:table-cell>
          <table:table-cell office:value-type="float" office:value="0.579246" calcext:value-type="float">
            <text:p>0.579246</text:p>
          </table:table-cell>
          <table:table-cell office:value-type="float" office:value="3.1" calcext:value-type="float">
            <text:p>3.1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1003" calcext:value-type="float">
            <text:p>1003</text:p>
          </table:table-cell>
          <table:table-cell office:value-type="float" office:value="1308581741" calcext:value-type="float">
            <text:p>1308581741</text:p>
          </table:table-cell>
          <table:table-cell office:value-type="float" office:value="2306445778" calcext:value-type="float">
            <text:p>2306445778</text:p>
          </table:table-cell>
          <table:table-cell office:value-type="float" office:value="235543" calcext:value-type="float">
            <text:p>235543</text:p>
          </table:table-cell>
          <table:table-cell office:value-type="float" office:value="46415329" calcext:value-type="float">
            <text:p>46415329</text:p>
          </table:table-cell>
          <table:table-cell office:value-type="float" office:value="14890467" calcext:value-type="float">
            <text:p>14890467</text:p>
          </table:table-cell>
          <table:table-cell office:value-type="float" office:value="9090999" calcext:value-type="float">
            <text:p>909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7359" calcext:value-type="float">
            <text:p>0.567359</text:p>
          </table:table-cell>
          <table:table-cell office:value-type="float" office:value="235543" calcext:value-type="float">
            <text:p>235543</text:p>
          </table:table-cell>
          <table:table-cell office:value-type="float" office:value="2.961696" calcext:value-type="float">
            <text:p>2.961696</text:p>
          </table:table-cell>
          <table:table-cell office:value-type="float" office:value="0.950139" calcext:value-type="float">
            <text:p>0.950139</text:p>
          </table:table-cell>
          <table:table-cell office:value-type="float" office:value="0.580084" calcext:value-type="float">
            <text:p>0.580084</text:p>
          </table:table-cell>
          <table:table-cell office:value-type="float" office:value="3.12" calcext:value-type="float">
            <text:p>3.12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1003" calcext:value-type="float">
            <text:p>1003</text:p>
          </table:table-cell>
          <table:table-cell office:value-type="float" office:value="1195984044" calcext:value-type="float">
            <text:p>1195984044</text:p>
          </table:table-cell>
          <table:table-cell office:value-type="float" office:value="2254373473" calcext:value-type="float">
            <text:p>2254373473</text:p>
          </table:table-cell>
          <table:table-cell office:value-type="float" office:value="777952" calcext:value-type="float">
            <text:p>777952</text:p>
          </table:table-cell>
          <table:table-cell office:value-type="float" office:value="41135332" calcext:value-type="float">
            <text:p>41135332</text:p>
          </table:table-cell>
          <table:table-cell office:value-type="float" office:value="14475886" calcext:value-type="float">
            <text:p>14475886</text:p>
          </table:table-cell>
          <table:table-cell office:value-type="float" office:value="8864458" calcext:value-type="float">
            <text:p>88644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0517" calcext:value-type="float">
            <text:p>0.530517</text:p>
          </table:table-cell>
          <table:table-cell office:value-type="float" office:value="777952" calcext:value-type="float">
            <text:p>777952</text:p>
          </table:table-cell>
          <table:table-cell office:value-type="float" office:value="2.624787" calcext:value-type="float">
            <text:p>2.624787</text:p>
          </table:table-cell>
          <table:table-cell office:value-type="float" office:value="0.923686" calcext:value-type="float">
            <text:p>0.923686</text:p>
          </table:table-cell>
          <table:table-cell office:value-type="float" office:value="0.565628" calcext:value-type="float">
            <text:p>0.565628</text:p>
          </table:table-cell>
          <table:table-cell office:value-type="float" office:value="2.84" calcext:value-type="float">
            <text:p>2.8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1003" calcext:value-type="float">
            <text:p>1003</text:p>
          </table:table-cell>
          <table:table-cell office:value-type="float" office:value="1195883767" calcext:value-type="float">
            <text:p>1195883767</text:p>
          </table:table-cell>
          <table:table-cell office:value-type="float" office:value="2254352215" calcext:value-type="float">
            <text:p>2254352215</text:p>
          </table:table-cell>
          <table:table-cell office:value-type="float" office:value="220561" calcext:value-type="float">
            <text:p>220561</text:p>
          </table:table-cell>
          <table:table-cell office:value-type="float" office:value="41133364" calcext:value-type="float">
            <text:p>41133364</text:p>
          </table:table-cell>
          <table:table-cell office:value-type="float" office:value="14462127" calcext:value-type="float">
            <text:p>14462127</text:p>
          </table:table-cell>
          <table:table-cell office:value-type="float" office:value="8864615" calcext:value-type="float">
            <text:p>886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0478" calcext:value-type="float">
            <text:p>0.530478</text:p>
          </table:table-cell>
          <table:table-cell office:value-type="float" office:value="220561" calcext:value-type="float">
            <text:p>220561</text:p>
          </table:table-cell>
          <table:table-cell office:value-type="float" office:value="2.624661" calcext:value-type="float">
            <text:p>2.624661</text:p>
          </table:table-cell>
          <table:table-cell office:value-type="float" office:value="0.922808" calcext:value-type="float">
            <text:p>0.922808</text:p>
          </table:table-cell>
          <table:table-cell office:value-type="float" office:value="0.565638" calcext:value-type="float">
            <text:p>0.565638</text:p>
          </table:table-cell>
          <table:table-cell office:value-type="float" office:value="2.84" calcext:value-type="float">
            <text:p>2.8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1003" calcext:value-type="float">
            <text:p>1003</text:p>
          </table:table-cell>
          <table:table-cell office:value-type="float" office:value="1369245634" calcext:value-type="float">
            <text:p>1369245634</text:p>
          </table:table-cell>
          <table:table-cell office:value-type="float" office:value="2328079563" calcext:value-type="float">
            <text:p>2328079563</text:p>
          </table:table-cell>
          <table:table-cell office:value-type="float" office:value="802400" calcext:value-type="float">
            <text:p>802400</text:p>
          </table:table-cell>
          <table:table-cell office:value-type="float" office:value="49274510" calcext:value-type="float">
            <text:p>49274510</text:p>
          </table:table-cell>
          <table:table-cell office:value-type="float" office:value="15116055" calcext:value-type="float">
            <text:p>15116055</text:p>
          </table:table-cell>
          <table:table-cell office:value-type="float" office:value="9206042" calcext:value-type="float">
            <text:p>920604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8144" calcext:value-type="float">
            <text:p>0.588144</text:p>
          </table:table-cell>
          <table:table-cell office:value-type="float" office:value="802400" calcext:value-type="float">
            <text:p>802400</text:p>
          </table:table-cell>
          <table:table-cell office:value-type="float" office:value="3.144136" calcext:value-type="float">
            <text:p>3.144136</text:p>
          </table:table-cell>
          <table:table-cell office:value-type="float" office:value="0.964534" calcext:value-type="float">
            <text:p>0.964534</text:p>
          </table:table-cell>
          <table:table-cell office:value-type="float" office:value="0.587424" calcext:value-type="float">
            <text:p>0.587424</text:p>
          </table:table-cell>
          <table:table-cell office:value-type="float" office:value="3.26" calcext:value-type="float">
            <text:p>3.2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1003" calcext:value-type="float">
            <text:p>1003</text:p>
          </table:table-cell>
          <table:table-cell office:value-type="float" office:value="1366739257" calcext:value-type="float">
            <text:p>1366739257</text:p>
          </table:table-cell>
          <table:table-cell office:value-type="float" office:value="2327824857" calcext:value-type="float">
            <text:p>2327824857</text:p>
          </table:table-cell>
          <table:table-cell office:value-type="float" office:value="253537" calcext:value-type="float">
            <text:p>253537</text:p>
          </table:table-cell>
          <table:table-cell office:value-type="float" office:value="49146159" calcext:value-type="float">
            <text:p>49146159</text:p>
          </table:table-cell>
          <table:table-cell office:value-type="float" office:value="15233036" calcext:value-type="float">
            <text:p>15233036</text:p>
          </table:table-cell>
          <table:table-cell office:value-type="float" office:value="9202471" calcext:value-type="float">
            <text:p>9202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7131" calcext:value-type="float">
            <text:p>0.587131</text:p>
          </table:table-cell>
          <table:table-cell office:value-type="float" office:value="253537" calcext:value-type="float">
            <text:p>253537</text:p>
          </table:table-cell>
          <table:table-cell office:value-type="float" office:value="3.135947" calcext:value-type="float">
            <text:p>3.135947</text:p>
          </table:table-cell>
          <table:table-cell office:value-type="float" office:value="0.971998" calcext:value-type="float">
            <text:p>0.971998</text:p>
          </table:table-cell>
          <table:table-cell office:value-type="float" office:value="0.587197" calcext:value-type="float">
            <text:p>0.587197</text:p>
          </table:table-cell>
          <table:table-cell office:value-type="float" office:value="3.23" calcext:value-type="float">
            <text:p>3.23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2006" calcext:value-type="float">
            <text:p>2006</text:p>
          </table:table-cell>
          <table:table-cell office:value-type="float" office:value="3013441267" calcext:value-type="float">
            <text:p>3013441267</text:p>
          </table:table-cell>
          <table:table-cell office:value-type="float" office:value="2340560925" calcext:value-type="float">
            <text:p>2340560925</text:p>
          </table:table-cell>
          <table:table-cell office:value-type="float" office:value="1462517" calcext:value-type="float">
            <text:p>1462517</text:p>
          </table:table-cell>
          <table:table-cell office:value-type="float" office:value="136946224" calcext:value-type="float">
            <text:p>136946224</text:p>
          </table:table-cell>
          <table:table-cell office:value-type="float" office:value="26525220" calcext:value-type="float">
            <text:p>26525220</text:p>
          </table:table-cell>
          <table:table-cell office:value-type="float" office:value="13881859" calcext:value-type="float">
            <text:p>138818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87487" calcext:value-type="float">
            <text:p>1.287487</text:p>
          </table:table-cell>
          <table:table-cell office:value-type="float" office:value="1462517" calcext:value-type="float">
            <text:p>1462517</text:p>
          </table:table-cell>
          <table:table-cell office:value-type="float" office:value="8.738343" calcext:value-type="float">
            <text:p>8.738343</text:p>
          </table:table-cell>
          <table:table-cell office:value-type="float" office:value="1.692536" calcext:value-type="float">
            <text:p>1.692536</text:p>
          </table:table-cell>
          <table:table-cell office:value-type="float" office:value="0.885782" calcext:value-type="float">
            <text:p>0.885782</text:p>
          </table:table-cell>
          <table:table-cell office:value-type="float" office:value="5.16" calcext:value-type="float">
            <text:p>5.16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2007" calcext:value-type="float">
            <text:p>2007</text:p>
          </table:table-cell>
          <table:table-cell office:value-type="float" office:value="3000854044" calcext:value-type="float">
            <text:p>3000854044</text:p>
          </table:table-cell>
          <table:table-cell office:value-type="float" office:value="2340062643" calcext:value-type="float">
            <text:p>2340062643</text:p>
          </table:table-cell>
          <table:table-cell office:value-type="float" office:value="916362" calcext:value-type="float">
            <text:p>916362</text:p>
          </table:table-cell>
          <table:table-cell office:value-type="float" office:value="136047034" calcext:value-type="float">
            <text:p>136047034</text:p>
          </table:table-cell>
          <table:table-cell office:value-type="float" office:value="26300179" calcext:value-type="float">
            <text:p>26300179</text:p>
          </table:table-cell>
          <table:table-cell office:value-type="float" office:value="13831761" calcext:value-type="float">
            <text:p>1383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82382" calcext:value-type="float">
            <text:p>1.282382</text:p>
          </table:table-cell>
          <table:table-cell office:value-type="float" office:value="916362" calcext:value-type="float">
            <text:p>916362</text:p>
          </table:table-cell>
          <table:table-cell office:value-type="float" office:value="8.680967" calcext:value-type="float">
            <text:p>8.680967</text:p>
          </table:table-cell>
          <table:table-cell office:value-type="float" office:value="1.678177" calcext:value-type="float">
            <text:p>1.678177</text:p>
          </table:table-cell>
          <table:table-cell office:value-type="float" office:value="0.882585" calcext:value-type="float">
            <text:p>0.882585</text:p>
          </table:table-cell>
          <table:table-cell office:value-type="float" office:value="5.17" calcext:value-type="float">
            <text:p>5.1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2006" calcext:value-type="float">
            <text:p>2006</text:p>
          </table:table-cell>
          <table:table-cell office:value-type="float" office:value="2985783399" calcext:value-type="float">
            <text:p>2985783399</text:p>
          </table:table-cell>
          <table:table-cell office:value-type="float" office:value="2336361282" calcext:value-type="float">
            <text:p>2336361282</text:p>
          </table:table-cell>
          <table:table-cell office:value-type="float" office:value="1431169" calcext:value-type="float">
            <text:p>1431169</text:p>
          </table:table-cell>
          <table:table-cell office:value-type="float" office:value="137289210" calcext:value-type="float">
            <text:p>137289210</text:p>
          </table:table-cell>
          <table:table-cell office:value-type="float" office:value="26111868" calcext:value-type="float">
            <text:p>26111868</text:p>
          </table:table-cell>
          <table:table-cell office:value-type="float" office:value="13911028" calcext:value-type="float">
            <text:p>139110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77963" calcext:value-type="float">
            <text:p>1.277963</text:p>
          </table:table-cell>
          <table:table-cell office:value-type="float" office:value="1431169" calcext:value-type="float">
            <text:p>1431169</text:p>
          </table:table-cell>
          <table:table-cell office:value-type="float" office:value="8.760229" calcext:value-type="float">
            <text:p>8.760229</text:p>
          </table:table-cell>
          <table:table-cell office:value-type="float" office:value="1.666161" calcext:value-type="float">
            <text:p>1.666161</text:p>
          </table:table-cell>
          <table:table-cell office:value-type="float" office:value="0.887643" calcext:value-type="float">
            <text:p>0.887643</text:p>
          </table:table-cell>
          <table:table-cell office:value-type="float" office:value="5.26" calcext:value-type="float">
            <text:p>5.26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2006" calcext:value-type="float">
            <text:p>2006</text:p>
          </table:table-cell>
          <table:table-cell office:value-type="float" office:value="2981200873" calcext:value-type="float">
            <text:p>2981200873</text:p>
          </table:table-cell>
          <table:table-cell office:value-type="float" office:value="2334973240" calcext:value-type="float">
            <text:p>2334973240</text:p>
          </table:table-cell>
          <table:table-cell office:value-type="float" office:value="881602" calcext:value-type="float">
            <text:p>881602</text:p>
          </table:table-cell>
          <table:table-cell office:value-type="float" office:value="137064222" calcext:value-type="float">
            <text:p>137064222</text:p>
          </table:table-cell>
          <table:table-cell office:value-type="float" office:value="26032143" calcext:value-type="float">
            <text:p>26032143</text:p>
          </table:table-cell>
          <table:table-cell office:value-type="float" office:value="13861218" calcext:value-type="float">
            <text:p>13861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7676" calcext:value-type="float">
            <text:p>1.27676</text:p>
          </table:table-cell>
          <table:table-cell office:value-type="float" office:value="881602" calcext:value-type="float">
            <text:p>881602</text:p>
          </table:table-cell>
          <table:table-cell office:value-type="float" office:value="8.745872" calcext:value-type="float">
            <text:p>8.745872</text:p>
          </table:table-cell>
          <table:table-cell office:value-type="float" office:value="1.661074" calcext:value-type="float">
            <text:p>1.661074</text:p>
          </table:table-cell>
          <table:table-cell office:value-type="float" office:value="0.884465" calcext:value-type="float">
            <text:p>0.884465</text:p>
          </table:table-cell>
          <table:table-cell office:value-type="float" office:value="5.27" calcext:value-type="float">
            <text:p>5.27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2006" calcext:value-type="float">
            <text:p>2006</text:p>
          </table:table-cell>
          <table:table-cell office:value-type="float" office:value="3081833399" calcext:value-type="float">
            <text:p>3081833399</text:p>
          </table:table-cell>
          <table:table-cell office:value-type="float" office:value="2344027610" calcext:value-type="float">
            <text:p>2344027610</text:p>
          </table:table-cell>
          <table:table-cell office:value-type="float" office:value="1361204" calcext:value-type="float">
            <text:p>1361204</text:p>
          </table:table-cell>
          <table:table-cell office:value-type="float" office:value="142358347" calcext:value-type="float">
            <text:p>142358347</text:p>
          </table:table-cell>
          <table:table-cell office:value-type="float" office:value="26325785" calcext:value-type="float">
            <text:p>26325785</text:p>
          </table:table-cell>
          <table:table-cell office:value-type="float" office:value="14092272" calcext:value-type="float">
            <text:p>140922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1476" calcext:value-type="float">
            <text:p>1.31476</text:p>
          </table:table-cell>
          <table:table-cell office:value-type="float" office:value="1361204" calcext:value-type="float">
            <text:p>1361204</text:p>
          </table:table-cell>
          <table:table-cell office:value-type="float" office:value="9.083683" calcext:value-type="float">
            <text:p>9.083683</text:p>
          </table:table-cell>
          <table:table-cell office:value-type="float" office:value="1.679811" calcext:value-type="float">
            <text:p>1.679811</text:p>
          </table:table-cell>
          <table:table-cell office:value-type="float" office:value="0.899208" calcext:value-type="float">
            <text:p>0.899208</text:p>
          </table:table-cell>
          <table:table-cell office:value-type="float" office:value="5.41" calcext:value-type="float">
            <text:p>5.4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2006" calcext:value-type="float">
            <text:p>2006</text:p>
          </table:table-cell>
          <table:table-cell office:value-type="float" office:value="3078579553" calcext:value-type="float">
            <text:p>3078579553</text:p>
          </table:table-cell>
          <table:table-cell office:value-type="float" office:value="2343101284" calcext:value-type="float">
            <text:p>2343101284</text:p>
          </table:table-cell>
          <table:table-cell office:value-type="float" office:value="876951" calcext:value-type="float">
            <text:p>876951</text:p>
          </table:table-cell>
          <table:table-cell office:value-type="float" office:value="142241588" calcext:value-type="float">
            <text:p>142241588</text:p>
          </table:table-cell>
          <table:table-cell office:value-type="float" office:value="26331867" calcext:value-type="float">
            <text:p>26331867</text:p>
          </table:table-cell>
          <table:table-cell office:value-type="float" office:value="14025872" calcext:value-type="float">
            <text:p>14025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13891" calcext:value-type="float">
            <text:p>1.313891</text:p>
          </table:table-cell>
          <table:table-cell office:value-type="float" office:value="876951" calcext:value-type="float">
            <text:p>876951</text:p>
          </table:table-cell>
          <table:table-cell office:value-type="float" office:value="9.076233" calcext:value-type="float">
            <text:p>9.076233</text:p>
          </table:table-cell>
          <table:table-cell office:value-type="float" office:value="1.680199" calcext:value-type="float">
            <text:p>1.680199</text:p>
          </table:table-cell>
          <table:table-cell office:value-type="float" office:value="0.894971" calcext:value-type="float">
            <text:p>0.894971</text:p>
          </table:table-cell>
          <table:table-cell office:value-type="float" office:value="5.4" calcext:value-type="float">
            <text:p>5.4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2006" calcext:value-type="float">
            <text:p>2006</text:p>
          </table:table-cell>
          <table:table-cell office:value-type="float" office:value="2951459917" calcext:value-type="float">
            <text:p>2951459917</text:p>
          </table:table-cell>
          <table:table-cell office:value-type="float" office:value="2321136067" calcext:value-type="float">
            <text:p>2321136067</text:p>
          </table:table-cell>
          <table:table-cell office:value-type="float" office:value="1205401" calcext:value-type="float">
            <text:p>1205401</text:p>
          </table:table-cell>
          <table:table-cell office:value-type="float" office:value="134537218" calcext:value-type="float">
            <text:p>134537218</text:p>
          </table:table-cell>
          <table:table-cell office:value-type="float" office:value="25991644" calcext:value-type="float">
            <text:p>25991644</text:p>
          </table:table-cell>
          <table:table-cell office:value-type="float" office:value="13797848" calcext:value-type="float">
            <text:p>137978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71558" calcext:value-type="float">
            <text:p>1.271558</text:p>
          </table:table-cell>
          <table:table-cell office:value-type="float" office:value="1205401" calcext:value-type="float">
            <text:p>1205401</text:p>
          </table:table-cell>
          <table:table-cell office:value-type="float" office:value="8.584628" calcext:value-type="float">
            <text:p>8.584628</text:p>
          </table:table-cell>
          <table:table-cell office:value-type="float" office:value="1.65849" calcext:value-type="float">
            <text:p>1.65849</text:p>
          </table:table-cell>
          <table:table-cell office:value-type="float" office:value="0.880421" calcext:value-type="float">
            <text:p>0.880421</text:p>
          </table:table-cell>
          <table:table-cell office:value-type="float" office:value="5.18" calcext:value-type="float">
            <text:p>5.1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2006" calcext:value-type="float">
            <text:p>2006</text:p>
          </table:table-cell>
          <table:table-cell office:value-type="float" office:value="2950032424" calcext:value-type="float">
            <text:p>2950032424</text:p>
          </table:table-cell>
          <table:table-cell office:value-type="float" office:value="2318416293" calcext:value-type="float">
            <text:p>2318416293</text:p>
          </table:table-cell>
          <table:table-cell office:value-type="float" office:value="906387" calcext:value-type="float">
            <text:p>906387</text:p>
          </table:table-cell>
          <table:table-cell office:value-type="float" office:value="134600974" calcext:value-type="float">
            <text:p>134600974</text:p>
          </table:table-cell>
          <table:table-cell office:value-type="float" office:value="26368512" calcext:value-type="float">
            <text:p>26368512</text:p>
          </table:table-cell>
          <table:table-cell office:value-type="float" office:value="13812568" calcext:value-type="float">
            <text:p>1381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72434" calcext:value-type="float">
            <text:p>1.272434</text:p>
          </table:table-cell>
          <table:table-cell office:value-type="float" office:value="906387" calcext:value-type="float">
            <text:p>906387</text:p>
          </table:table-cell>
          <table:table-cell office:value-type="float" office:value="8.588696" calcext:value-type="float">
            <text:p>8.588696</text:p>
          </table:table-cell>
          <table:table-cell office:value-type="float" office:value="1.682537" calcext:value-type="float">
            <text:p>1.682537</text:p>
          </table:table-cell>
          <table:table-cell office:value-type="float" office:value="0.88136" calcext:value-type="float">
            <text:p>0.88136</text:p>
          </table:table-cell>
          <table:table-cell office:value-type="float" office:value="5.1" calcext:value-type="float">
            <text:p>5.1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3009" calcext:value-type="float">
            <text:p>3009</text:p>
          </table:table-cell>
          <table:table-cell office:value-type="float" office:value="3816953927" calcext:value-type="float">
            <text:p>3816953927</text:p>
          </table:table-cell>
          <table:table-cell office:value-type="float" office:value="2446388877" calcext:value-type="float">
            <text:p>2446388877</text:p>
          </table:table-cell>
          <table:table-cell office:value-type="float" office:value="2698075" calcext:value-type="float">
            <text:p>2698075</text:p>
          </table:table-cell>
          <table:table-cell office:value-type="float" office:value="164066771" calcext:value-type="float">
            <text:p>164066771</text:p>
          </table:table-cell>
          <table:table-cell office:value-type="float" office:value="27880600" calcext:value-type="float">
            <text:p>27880600</text:p>
          </table:table-cell>
          <table:table-cell office:value-type="float" office:value="14218113" calcext:value-type="float">
            <text:p>142181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6024" calcext:value-type="float">
            <text:p>1.56024</text:p>
          </table:table-cell>
          <table:table-cell office:value-type="float" office:value="2698075" calcext:value-type="float">
            <text:p>2698075</text:p>
          </table:table-cell>
          <table:table-cell office:value-type="float" office:value="10.468866" calcext:value-type="float">
            <text:p>10.468866</text:p>
          </table:table-cell>
          <table:table-cell office:value-type="float" office:value="1.779021" calcext:value-type="float">
            <text:p>1.779021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5.88" calcext:value-type="float">
            <text:p>5.88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3010" calcext:value-type="float">
            <text:p>3010</text:p>
          </table:table-cell>
          <table:table-cell office:value-type="float" office:value="3845163447" calcext:value-type="float">
            <text:p>3845163447</text:p>
          </table:table-cell>
          <table:table-cell office:value-type="float" office:value="2446649572" calcext:value-type="float">
            <text:p>2446649572</text:p>
          </table:table-cell>
          <table:table-cell office:value-type="float" office:value="2155847" calcext:value-type="float">
            <text:p>2155847</text:p>
          </table:table-cell>
          <table:table-cell office:value-type="float" office:value="165521794" calcext:value-type="float">
            <text:p>165521794</text:p>
          </table:table-cell>
          <table:table-cell office:value-type="float" office:value="27770600" calcext:value-type="float">
            <text:p>27770600</text:p>
          </table:table-cell>
          <table:table-cell office:value-type="float" office:value="14265380" calcext:value-type="float">
            <text:p>14265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71604" calcext:value-type="float">
            <text:p>1.571604</text:p>
          </table:table-cell>
          <table:table-cell office:value-type="float" office:value="2155847" calcext:value-type="float">
            <text:p>2155847</text:p>
          </table:table-cell>
          <table:table-cell office:value-type="float" office:value="10.561709" calcext:value-type="float">
            <text:p>10.561709</text:p>
          </table:table-cell>
          <table:table-cell office:value-type="float" office:value="1.772002" calcext:value-type="float">
            <text:p>1.772002</text:p>
          </table:table-cell>
          <table:table-cell office:value-type="float" office:value="0.910254" calcext:value-type="float">
            <text:p>0.910254</text:p>
          </table:table-cell>
          <table:table-cell office:value-type="float" office:value="5.96" calcext:value-type="float">
            <text:p>5.9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3009" calcext:value-type="float">
            <text:p>3009</text:p>
          </table:table-cell>
          <table:table-cell office:value-type="float" office:value="3782107238" calcext:value-type="float">
            <text:p>3782107238</text:p>
          </table:table-cell>
          <table:table-cell office:value-type="float" office:value="2517480599" calcext:value-type="float">
            <text:p>2517480599</text:p>
          </table:table-cell>
          <table:table-cell office:value-type="float" office:value="2695479" calcext:value-type="float">
            <text:p>2695479</text:p>
          </table:table-cell>
          <table:table-cell office:value-type="float" office:value="161047109" calcext:value-type="float">
            <text:p>161047109</text:p>
          </table:table-cell>
          <table:table-cell office:value-type="float" office:value="27721930" calcext:value-type="float">
            <text:p>27721930</text:p>
          </table:table-cell>
          <table:table-cell office:value-type="float" office:value="14192455" calcext:value-type="float">
            <text:p>141924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02338" calcext:value-type="float">
            <text:p>1.502338</text:p>
          </table:table-cell>
          <table:table-cell office:value-type="float" office:value="2695479" calcext:value-type="float">
            <text:p>2695479</text:p>
          </table:table-cell>
          <table:table-cell office:value-type="float" office:value="10.276186" calcext:value-type="float">
            <text:p>10.276186</text:p>
          </table:table-cell>
          <table:table-cell office:value-type="float" office:value="1.768897" calcext:value-type="float">
            <text:p>1.768897</text:p>
          </table:table-cell>
          <table:table-cell office:value-type="float" office:value="0.9056" calcext:value-type="float">
            <text:p>0.9056</text:p>
          </table:table-cell>
          <table:table-cell office:value-type="float" office:value="5.81" calcext:value-type="float">
            <text:p>5.8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3009" calcext:value-type="float">
            <text:p>3009</text:p>
          </table:table-cell>
          <table:table-cell office:value-type="float" office:value="3774001487" calcext:value-type="float">
            <text:p>3774001487</text:p>
          </table:table-cell>
          <table:table-cell office:value-type="float" office:value="2516337700" calcext:value-type="float">
            <text:p>2516337700</text:p>
          </table:table-cell>
          <table:table-cell office:value-type="float" office:value="2173531" calcext:value-type="float">
            <text:p>2173531</text:p>
          </table:table-cell>
          <table:table-cell office:value-type="float" office:value="160613569" calcext:value-type="float">
            <text:p>160613569</text:p>
          </table:table-cell>
          <table:table-cell office:value-type="float" office:value="27623777" calcext:value-type="float">
            <text:p>27623777</text:p>
          </table:table-cell>
          <table:table-cell office:value-type="float" office:value="14183533" calcext:value-type="float">
            <text:p>1418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9799" calcext:value-type="float">
            <text:p>1.499799</text:p>
          </table:table-cell>
          <table:table-cell office:value-type="float" office:value="2173531" calcext:value-type="float">
            <text:p>2173531</text:p>
          </table:table-cell>
          <table:table-cell office:value-type="float" office:value="10.248523" calcext:value-type="float">
            <text:p>10.248523</text:p>
          </table:table-cell>
          <table:table-cell office:value-type="float" office:value="1.762634" calcext:value-type="float">
            <text:p>1.762634</text:p>
          </table:table-cell>
          <table:table-cell office:value-type="float" office:value="0.905031" calcext:value-type="float">
            <text:p>0.905031</text:p>
          </table:table-cell>
          <table:table-cell office:value-type="float" office:value="5.81" calcext:value-type="float">
            <text:p>5.8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3009" calcext:value-type="float">
            <text:p>3009</text:p>
          </table:table-cell>
          <table:table-cell office:value-type="float" office:value="3654917601" calcext:value-type="float">
            <text:p>3654917601</text:p>
          </table:table-cell>
          <table:table-cell office:value-type="float" office:value="2448244565" calcext:value-type="float">
            <text:p>2448244565</text:p>
          </table:table-cell>
          <table:table-cell office:value-type="float" office:value="2234318" calcext:value-type="float">
            <text:p>2234318</text:p>
          </table:table-cell>
          <table:table-cell office:value-type="float" office:value="152953140" calcext:value-type="float">
            <text:p>152953140</text:p>
          </table:table-cell>
          <table:table-cell office:value-type="float" office:value="24609404" calcext:value-type="float">
            <text:p>24609404</text:p>
          </table:table-cell>
          <table:table-cell office:value-type="float" office:value="12086331" calcext:value-type="float">
            <text:p>12086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2873" calcext:value-type="float">
            <text:p>1.492873</text:p>
          </table:table-cell>
          <table:table-cell office:value-type="float" office:value="2234318" calcext:value-type="float">
            <text:p>2234318</text:p>
          </table:table-cell>
          <table:table-cell office:value-type="float" office:value="9.759722" calcext:value-type="float">
            <text:p>9.759722</text:p>
          </table:table-cell>
          <table:table-cell office:value-type="float" office:value="1.570291" calcext:value-type="float">
            <text:p>1.570291</text:p>
          </table:table-cell>
          <table:table-cell office:value-type="float" office:value="0.771212" calcext:value-type="float">
            <text:p>0.771212</text:p>
          </table:table-cell>
          <table:table-cell office:value-type="float" office:value="6.22" calcext:value-type="float">
            <text:p>6.2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3009" calcext:value-type="float">
            <text:p>3009</text:p>
          </table:table-cell>
          <table:table-cell office:value-type="float" office:value="3652318228" calcext:value-type="float">
            <text:p>3652318228</text:p>
          </table:table-cell>
          <table:table-cell office:value-type="float" office:value="2447446043" calcext:value-type="float">
            <text:p>2447446043</text:p>
          </table:table-cell>
          <table:table-cell office:value-type="float" office:value="1685621" calcext:value-type="float">
            <text:p>1685621</text:p>
          </table:table-cell>
          <table:table-cell office:value-type="float" office:value="152716414" calcext:value-type="float">
            <text:p>152716414</text:p>
          </table:table-cell>
          <table:table-cell office:value-type="float" office:value="24525827" calcext:value-type="float">
            <text:p>24525827</text:p>
          </table:table-cell>
          <table:table-cell office:value-type="float" office:value="11961126" calcext:value-type="float">
            <text:p>1196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2298" calcext:value-type="float">
            <text:p>1.492298</text:p>
          </table:table-cell>
          <table:table-cell office:value-type="float" office:value="1685621" calcext:value-type="float">
            <text:p>1685621</text:p>
          </table:table-cell>
          <table:table-cell office:value-type="float" office:value="9.744617" calcext:value-type="float">
            <text:p>9.744617</text:p>
          </table:table-cell>
          <table:table-cell office:value-type="float" office:value="1.564958" calcext:value-type="float">
            <text:p>1.564958</text:p>
          </table:table-cell>
          <table:table-cell office:value-type="float" office:value="0.763222" calcext:value-type="float">
            <text:p>0.763222</text:p>
          </table:table-cell>
          <table:table-cell office:value-type="float" office:value="6.23" calcext:value-type="float">
            <text:p>6.2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3009" calcext:value-type="float">
            <text:p>3009</text:p>
          </table:table-cell>
          <table:table-cell office:value-type="float" office:value="3726046808" calcext:value-type="float">
            <text:p>3726046808</text:p>
          </table:table-cell>
          <table:table-cell office:value-type="float" office:value="2433050249" calcext:value-type="float">
            <text:p>2433050249</text:p>
          </table:table-cell>
          <table:table-cell office:value-type="float" office:value="2505798" calcext:value-type="float">
            <text:p>2505798</text:p>
          </table:table-cell>
          <table:table-cell office:value-type="float" office:value="159427133" calcext:value-type="float">
            <text:p>159427133</text:p>
          </table:table-cell>
          <table:table-cell office:value-type="float" office:value="27105335" calcext:value-type="float">
            <text:p>27105335</text:p>
          </table:table-cell>
          <table:table-cell office:value-type="float" office:value="14048441" calcext:value-type="float">
            <text:p>140484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3143" calcext:value-type="float">
            <text:p>1.53143</text:p>
          </table:table-cell>
          <table:table-cell office:value-type="float" office:value="2505798" calcext:value-type="float">
            <text:p>2505798</text:p>
          </table:table-cell>
          <table:table-cell office:value-type="float" office:value="10.172818" calcext:value-type="float">
            <text:p>10.172818</text:p>
          </table:table-cell>
          <table:table-cell office:value-type="float" office:value="1.729553" calcext:value-type="float">
            <text:p>1.729553</text:p>
          </table:table-cell>
          <table:table-cell office:value-type="float" office:value="0.896411" calcext:value-type="float">
            <text:p>0.896411</text:p>
          </table:table-cell>
          <table:table-cell office:value-type="float" office:value="5.88" calcext:value-type="float">
            <text:p>5.88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3009" calcext:value-type="float">
            <text:p>3009</text:p>
          </table:table-cell>
          <table:table-cell office:value-type="float" office:value="3706238206" calcext:value-type="float">
            <text:p>3706238206</text:p>
          </table:table-cell>
          <table:table-cell office:value-type="float" office:value="2431598155" calcext:value-type="float">
            <text:p>2431598155</text:p>
          </table:table-cell>
          <table:table-cell office:value-type="float" office:value="2167947" calcext:value-type="float">
            <text:p>2167947</text:p>
          </table:table-cell>
          <table:table-cell office:value-type="float" office:value="158502107" calcext:value-type="float">
            <text:p>158502107</text:p>
          </table:table-cell>
          <table:table-cell office:value-type="float" office:value="27508454" calcext:value-type="float">
            <text:p>27508454</text:p>
          </table:table-cell>
          <table:table-cell office:value-type="float" office:value="14029342" calcext:value-type="float">
            <text:p>14029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24199" calcext:value-type="float">
            <text:p>1.524199</text:p>
          </table:table-cell>
          <table:table-cell office:value-type="float" office:value="2167947" calcext:value-type="float">
            <text:p>2167947</text:p>
          </table:table-cell>
          <table:table-cell office:value-type="float" office:value="10.113793" calcext:value-type="float">
            <text:p>10.113793</text:p>
          </table:table-cell>
          <table:table-cell office:value-type="float" office:value="1.755275" calcext:value-type="float">
            <text:p>1.755275</text:p>
          </table:table-cell>
          <table:table-cell office:value-type="float" office:value="0.895192" calcext:value-type="float">
            <text:p>0.895192</text:p>
          </table:table-cell>
          <table:table-cell office:value-type="float" office:value="5.76" calcext:value-type="float">
            <text:p>5.76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4012" calcext:value-type="float">
            <text:p>4012</text:p>
          </table:table-cell>
          <table:table-cell office:value-type="float" office:value="4930530904" calcext:value-type="float">
            <text:p>4930530904</text:p>
          </table:table-cell>
          <table:table-cell office:value-type="float" office:value="2262250993" calcext:value-type="float">
            <text:p>2262250993</text:p>
          </table:table-cell>
          <table:table-cell office:value-type="float" office:value="2554500" calcext:value-type="float">
            <text:p>2554500</text:p>
          </table:table-cell>
          <table:table-cell office:value-type="float" office:value="225456394" calcext:value-type="float">
            <text:p>225456394</text:p>
          </table:table-cell>
          <table:table-cell office:value-type="float" office:value="33800975" calcext:value-type="float">
            <text:p>33800975</text:p>
          </table:table-cell>
          <table:table-cell office:value-type="float" office:value="13983319" calcext:value-type="float">
            <text:p>139833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7948" calcext:value-type="float">
            <text:p>2.17948</text:p>
          </table:table-cell>
          <table:table-cell office:value-type="float" office:value="2554500" calcext:value-type="float">
            <text:p>2554500</text:p>
          </table:table-cell>
          <table:table-cell office:value-type="float" office:value="14.386051" calcext:value-type="float">
            <text:p>14.386051</text:p>
          </table:table-cell>
          <table:table-cell office:value-type="float" office:value="2.156792" calcext:value-type="float">
            <text:p>2.156792</text:p>
          </table:table-cell>
          <table:table-cell office:value-type="float" office:value="0.892256" calcext:value-type="float">
            <text:p>0.892256</text:p>
          </table:table-cell>
          <table:table-cell office:value-type="float" office:value="6.67" calcext:value-type="float">
            <text:p>6.67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4013" calcext:value-type="float">
            <text:p>4013</text:p>
          </table:table-cell>
          <table:table-cell office:value-type="float" office:value="4947414838" calcext:value-type="float">
            <text:p>4947414838</text:p>
          </table:table-cell>
          <table:table-cell office:value-type="float" office:value="2262835733" calcext:value-type="float">
            <text:p>2262835733</text:p>
          </table:table-cell>
          <table:table-cell office:value-type="float" office:value="2555617" calcext:value-type="float">
            <text:p>2555617</text:p>
          </table:table-cell>
          <table:table-cell office:value-type="float" office:value="226121299" calcext:value-type="float">
            <text:p>226121299</text:p>
          </table:table-cell>
          <table:table-cell office:value-type="float" office:value="32848692" calcext:value-type="float">
            <text:p>32848692</text:p>
          </table:table-cell>
          <table:table-cell office:value-type="float" office:value="14017358" calcext:value-type="float">
            <text:p>1401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6378" calcext:value-type="float">
            <text:p>2.186378</text:p>
          </table:table-cell>
          <table:table-cell office:value-type="float" office:value="2555617" calcext:value-type="float">
            <text:p>2555617</text:p>
          </table:table-cell>
          <table:table-cell office:value-type="float" office:value="14.428477" calcext:value-type="float">
            <text:p>14.428477</text:p>
          </table:table-cell>
          <table:table-cell office:value-type="float" office:value="2.096028" calcext:value-type="float">
            <text:p>2.096028</text:p>
          </table:table-cell>
          <table:table-cell office:value-type="float" office:value="0.894428" calcext:value-type="float">
            <text:p>0.894428</text:p>
          </table:table-cell>
          <table:table-cell office:value-type="float" office:value="6.88" calcext:value-type="float">
            <text:p>6.88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4012" calcext:value-type="float">
            <text:p>4012</text:p>
          </table:table-cell>
          <table:table-cell office:value-type="float" office:value="4993544863" calcext:value-type="float">
            <text:p>4993544863</text:p>
          </table:table-cell>
          <table:table-cell office:value-type="float" office:value="2289724688" calcext:value-type="float">
            <text:p>2289724688</text:p>
          </table:table-cell>
          <table:table-cell office:value-type="float" office:value="2547617" calcext:value-type="float">
            <text:p>2547617</text:p>
          </table:table-cell>
          <table:table-cell office:value-type="float" office:value="228458265" calcext:value-type="float">
            <text:p>228458265</text:p>
          </table:table-cell>
          <table:table-cell office:value-type="float" office:value="33652470" calcext:value-type="float">
            <text:p>33652470</text:p>
          </table:table-cell>
          <table:table-cell office:value-type="float" office:value="14110207" calcext:value-type="float">
            <text:p>141102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0849" calcext:value-type="float">
            <text:p>2.180849</text:p>
          </table:table-cell>
          <table:table-cell office:value-type="float" office:value="2547617" calcext:value-type="float">
            <text:p>2547617</text:p>
          </table:table-cell>
          <table:table-cell office:value-type="float" office:value="14.577597" calcext:value-type="float">
            <text:p>14.577597</text:p>
          </table:table-cell>
          <table:table-cell office:value-type="float" office:value="2.147316" calcext:value-type="float">
            <text:p>2.147316</text:p>
          </table:table-cell>
          <table:table-cell office:value-type="float" office:value="0.900352" calcext:value-type="float">
            <text:p>0.900352</text:p>
          </table:table-cell>
          <table:table-cell office:value-type="float" office:value="6.79" calcext:value-type="float">
            <text:p>6.79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4012" calcext:value-type="float">
            <text:p>4012</text:p>
          </table:table-cell>
          <table:table-cell office:value-type="float" office:value="4987302180" calcext:value-type="float">
            <text:p>4987302180</text:p>
          </table:table-cell>
          <table:table-cell office:value-type="float" office:value="2288661768" calcext:value-type="float">
            <text:p>2288661768</text:p>
          </table:table-cell>
          <table:table-cell office:value-type="float" office:value="2580283" calcext:value-type="float">
            <text:p>2580283</text:p>
          </table:table-cell>
          <table:table-cell office:value-type="float" office:value="228067080" calcext:value-type="float">
            <text:p>228067080</text:p>
          </table:table-cell>
          <table:table-cell office:value-type="float" office:value="33440749" calcext:value-type="float">
            <text:p>33440749</text:p>
          </table:table-cell>
          <table:table-cell office:value-type="float" office:value="14102593" calcext:value-type="float">
            <text:p>14102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79135" calcext:value-type="float">
            <text:p>2.179135</text:p>
          </table:table-cell>
          <table:table-cell office:value-type="float" office:value="2580283" calcext:value-type="float">
            <text:p>2580283</text:p>
          </table:table-cell>
          <table:table-cell office:value-type="float" office:value="14.552634" calcext:value-type="float">
            <text:p>14.552634</text:p>
          </table:table-cell>
          <table:table-cell office:value-type="float" office:value="2.133806" calcext:value-type="float">
            <text:p>2.133806</text:p>
          </table:table-cell>
          <table:table-cell office:value-type="float" office:value="0.899866" calcext:value-type="float">
            <text:p>0.899866</text:p>
          </table:table-cell>
          <table:table-cell office:value-type="float" office:value="6.82" calcext:value-type="float">
            <text:p>6.82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4012" calcext:value-type="float">
            <text:p>4012</text:p>
          </table:table-cell>
          <table:table-cell office:value-type="float" office:value="4911482374" calcext:value-type="float">
            <text:p>4911482374</text:p>
          </table:table-cell>
          <table:table-cell office:value-type="float" office:value="2289973997" calcext:value-type="float">
            <text:p>2289973997</text:p>
          </table:table-cell>
          <table:table-cell office:value-type="float" office:value="2921065" calcext:value-type="float">
            <text:p>2921065</text:p>
          </table:table-cell>
          <table:table-cell office:value-type="float" office:value="226633260" calcext:value-type="float">
            <text:p>226633260</text:p>
          </table:table-cell>
          <table:table-cell office:value-type="float" office:value="35284043" calcext:value-type="float">
            <text:p>35284043</text:p>
          </table:table-cell>
          <table:table-cell office:value-type="float" office:value="15744787" calcext:value-type="float">
            <text:p>157447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44776" calcext:value-type="float">
            <text:p>2.144776</text:p>
          </table:table-cell>
          <table:table-cell office:value-type="float" office:value="2921065" calcext:value-type="float">
            <text:p>2921065</text:p>
          </table:table-cell>
          <table:table-cell office:value-type="float" office:value="14.461145" calcext:value-type="float">
            <text:p>14.461145</text:p>
          </table:table-cell>
          <table:table-cell office:value-type="float" office:value="2.251425" calcext:value-type="float">
            <text:p>2.251425</text:p>
          </table:table-cell>
          <table:table-cell office:value-type="float" office:value="1.004652" calcext:value-type="float">
            <text:p>1.004652</text:p>
          </table:table-cell>
          <table:table-cell office:value-type="float" office:value="6.42" calcext:value-type="float">
            <text:p>6.4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4012" calcext:value-type="float">
            <text:p>4012</text:p>
          </table:table-cell>
          <table:table-cell office:value-type="float" office:value="4912638238" calcext:value-type="float">
            <text:p>4912638238</text:p>
          </table:table-cell>
          <table:table-cell office:value-type="float" office:value="2289717085" calcext:value-type="float">
            <text:p>2289717085</text:p>
          </table:table-cell>
          <table:table-cell office:value-type="float" office:value="2982591" calcext:value-type="float">
            <text:p>2982591</text:p>
          </table:table-cell>
          <table:table-cell office:value-type="float" office:value="226794249" calcext:value-type="float">
            <text:p>226794249</text:p>
          </table:table-cell>
          <table:table-cell office:value-type="float" office:value="35387810" calcext:value-type="float">
            <text:p>35387810</text:p>
          </table:table-cell>
          <table:table-cell office:value-type="float" office:value="15867580" calcext:value-type="float">
            <text:p>15867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45522" calcext:value-type="float">
            <text:p>2.145522</text:p>
          </table:table-cell>
          <table:table-cell office:value-type="float" office:value="2982591" calcext:value-type="float">
            <text:p>2982591</text:p>
          </table:table-cell>
          <table:table-cell office:value-type="float" office:value="14.471418" calcext:value-type="float">
            <text:p>14.471418</text:p>
          </table:table-cell>
          <table:table-cell office:value-type="float" office:value="2.258046" calcext:value-type="float">
            <text:p>2.258046</text:p>
          </table:table-cell>
          <table:table-cell office:value-type="float" office:value="1.012488" calcext:value-type="float">
            <text:p>1.012488</text:p>
          </table:table-cell>
          <table:table-cell office:value-type="float" office:value="6.41" calcext:value-type="float">
            <text:p>6.4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4013" calcext:value-type="float">
            <text:p>4013</text:p>
          </table:table-cell>
          <table:table-cell office:value-type="float" office:value="5084248172" calcext:value-type="float">
            <text:p>5084248172</text:p>
          </table:table-cell>
          <table:table-cell office:value-type="float" office:value="2334662683" calcext:value-type="float">
            <text:p>2334662683</text:p>
          </table:table-cell>
          <table:table-cell office:value-type="float" office:value="2560015" calcext:value-type="float">
            <text:p>2560015</text:p>
          </table:table-cell>
          <table:table-cell office:value-type="float" office:value="232474373" calcext:value-type="float">
            <text:p>232474373</text:p>
          </table:table-cell>
          <table:table-cell office:value-type="float" office:value="33976145" calcext:value-type="float">
            <text:p>33976145</text:p>
          </table:table-cell>
          <table:table-cell office:value-type="float" office:value="14279228" calcext:value-type="float">
            <text:p>142792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77723" calcext:value-type="float">
            <text:p>2.177723</text:p>
          </table:table-cell>
          <table:table-cell office:value-type="float" office:value="2560015" calcext:value-type="float">
            <text:p>2560015</text:p>
          </table:table-cell>
          <table:table-cell office:value-type="float" office:value="14.819083" calcext:value-type="float">
            <text:p>14.819083</text:p>
          </table:table-cell>
          <table:table-cell office:value-type="float" office:value="2.16581" calcext:value-type="float">
            <text:p>2.16581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6.84" calcext:value-type="float">
            <text:p>6.84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4013" calcext:value-type="float">
            <text:p>4013</text:p>
          </table:table-cell>
          <table:table-cell office:value-type="float" office:value="5065070600" calcext:value-type="float">
            <text:p>5065070600</text:p>
          </table:table-cell>
          <table:table-cell office:value-type="float" office:value="2331761575" calcext:value-type="float">
            <text:p>2331761575</text:p>
          </table:table-cell>
          <table:table-cell office:value-type="float" office:value="2616723" calcext:value-type="float">
            <text:p>2616723</text:p>
          </table:table-cell>
          <table:table-cell office:value-type="float" office:value="231780543" calcext:value-type="float">
            <text:p>231780543</text:p>
          </table:table-cell>
          <table:table-cell office:value-type="float" office:value="34616803" calcext:value-type="float">
            <text:p>34616803</text:p>
          </table:table-cell>
          <table:table-cell office:value-type="float" office:value="14255264" calcext:value-type="float">
            <text:p>1425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72208" calcext:value-type="float">
            <text:p>2.172208</text:p>
          </table:table-cell>
          <table:table-cell office:value-type="float" office:value="2616723" calcext:value-type="float">
            <text:p>2616723</text:p>
          </table:table-cell>
          <table:table-cell office:value-type="float" office:value="14.774856" calcext:value-type="float">
            <text:p>14.774856</text:p>
          </table:table-cell>
          <table:table-cell office:value-type="float" office:value="2.206649" calcext:value-type="float">
            <text:p>2.206649</text:p>
          </table:table-cell>
          <table:table-cell office:value-type="float" office:value="0.908702" calcext:value-type="float">
            <text:p>0.908702</text:p>
          </table:table-cell>
          <table:table-cell office:value-type="float" office:value="6.7" calcext:value-type="float">
            <text:p>6.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5015" calcext:value-type="float">
            <text:p>5015</text:p>
          </table:table-cell>
          <table:table-cell office:value-type="float" office:value="5059629723" calcext:value-type="float">
            <text:p>5059629723</text:p>
          </table:table-cell>
          <table:table-cell office:value-type="float" office:value="2387588148" calcext:value-type="float">
            <text:p>2387588148</text:p>
          </table:table-cell>
          <table:table-cell office:value-type="float" office:value="4184665" calcext:value-type="float">
            <text:p>4184665</text:p>
          </table:table-cell>
          <table:table-cell office:value-type="float" office:value="239837661" calcext:value-type="float">
            <text:p>239837661</text:p>
          </table:table-cell>
          <table:table-cell office:value-type="float" office:value="41856743" calcext:value-type="float">
            <text:p>41856743</text:p>
          </table:table-cell>
          <table:table-cell office:value-type="float" office:value="22870315" calcext:value-type="float">
            <text:p>228703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19138" calcext:value-type="float">
            <text:p>2.119138</text:p>
          </table:table-cell>
          <table:table-cell office:value-type="float" office:value="4184665" calcext:value-type="float">
            <text:p>4184665</text:p>
          </table:table-cell>
          <table:table-cell office:value-type="float" office:value="15.303699" calcext:value-type="float">
            <text:p>15.303699</text:p>
          </table:table-cell>
          <table:table-cell office:value-type="float" office:value="2.670819" calcext:value-type="float">
            <text:p>2.670819</text:p>
          </table:table-cell>
          <table:table-cell office:value-type="float" office:value="1.459322" calcext:value-type="float">
            <text:p>1.459322</text:p>
          </table:table-cell>
          <table:table-cell office:value-type="float" office:value="5.73" calcext:value-type="float">
            <text:p>5.7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5016" calcext:value-type="float">
            <text:p>5016</text:p>
          </table:table-cell>
          <table:table-cell office:value-type="float" office:value="5060803541" calcext:value-type="float">
            <text:p>5060803541</text:p>
          </table:table-cell>
          <table:table-cell office:value-type="float" office:value="2388062307" calcext:value-type="float">
            <text:p>2388062307</text:p>
          </table:table-cell>
          <table:table-cell office:value-type="float" office:value="4178346" calcext:value-type="float">
            <text:p>4178346</text:p>
          </table:table-cell>
          <table:table-cell office:value-type="float" office:value="240036825" calcext:value-type="float">
            <text:p>240036825</text:p>
          </table:table-cell>
          <table:table-cell office:value-type="float" office:value="41954793" calcext:value-type="float">
            <text:p>41954793</text:p>
          </table:table-cell>
          <table:table-cell office:value-type="float" office:value="22936435" calcext:value-type="float">
            <text:p>22936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19209" calcext:value-type="float">
            <text:p>2.119209</text:p>
          </table:table-cell>
          <table:table-cell office:value-type="float" office:value="4178346" calcext:value-type="float">
            <text:p>4178346</text:p>
          </table:table-cell>
          <table:table-cell office:value-type="float" office:value="15.316408" calcext:value-type="float">
            <text:p>15.316408</text:p>
          </table:table-cell>
          <table:table-cell office:value-type="float" office:value="2.677075" calcext:value-type="float">
            <text:p>2.677075</text:p>
          </table:table-cell>
          <table:table-cell office:value-type="float" office:value="1.463541" calcext:value-type="float">
            <text:p>1.463541</text:p>
          </table:table-cell>
          <table:table-cell office:value-type="float" office:value="5.72" calcext:value-type="float">
            <text:p>5.7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5015" calcext:value-type="float">
            <text:p>5015</text:p>
          </table:table-cell>
          <table:table-cell office:value-type="float" office:value="5027840438" calcext:value-type="float">
            <text:p>5027840438</text:p>
          </table:table-cell>
          <table:table-cell office:value-type="float" office:value="2366452211" calcext:value-type="float">
            <text:p>2366452211</text:p>
          </table:table-cell>
          <table:table-cell office:value-type="float" office:value="4140948" calcext:value-type="float">
            <text:p>4140948</text:p>
          </table:table-cell>
          <table:table-cell office:value-type="float" office:value="238471769" calcext:value-type="float">
            <text:p>238471769</text:p>
          </table:table-cell>
          <table:table-cell office:value-type="float" office:value="41789910" calcext:value-type="float">
            <text:p>41789910</text:p>
          </table:table-cell>
          <table:table-cell office:value-type="float" office:value="22848241" calcext:value-type="float">
            <text:p>228482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24632" calcext:value-type="float">
            <text:p>2.124632</text:p>
          </table:table-cell>
          <table:table-cell office:value-type="float" office:value="4140948" calcext:value-type="float">
            <text:p>4140948</text:p>
          </table:table-cell>
          <table:table-cell office:value-type="float" office:value="15.216544" calcext:value-type="float">
            <text:p>15.216544</text:p>
          </table:table-cell>
          <table:table-cell office:value-type="float" office:value="2.666555" calcext:value-type="float">
            <text:p>2.666555</text:p>
          </table:table-cell>
          <table:table-cell office:value-type="float" office:value="1.457914" calcext:value-type="float">
            <text:p>1.457914</text:p>
          </table:table-cell>
          <table:table-cell office:value-type="float" office:value="5.71" calcext:value-type="float">
            <text:p>5.7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5015" calcext:value-type="float">
            <text:p>5015</text:p>
          </table:table-cell>
          <table:table-cell office:value-type="float" office:value="5024173747" calcext:value-type="float">
            <text:p>5024173747</text:p>
          </table:table-cell>
          <table:table-cell office:value-type="float" office:value="2364998912" calcext:value-type="float">
            <text:p>2364998912</text:p>
          </table:table-cell>
          <table:table-cell office:value-type="float" office:value="4194392" calcext:value-type="float">
            <text:p>4194392</text:p>
          </table:table-cell>
          <table:table-cell office:value-type="float" office:value="238260190" calcext:value-type="float">
            <text:p>238260190</text:p>
          </table:table-cell>
          <table:table-cell office:value-type="float" office:value="41644819" calcext:value-type="float">
            <text:p>41644819</text:p>
          </table:table-cell>
          <table:table-cell office:value-type="float" office:value="22853727" calcext:value-type="float">
            <text:p>2285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24387" calcext:value-type="float">
            <text:p>2.124387</text:p>
          </table:table-cell>
          <table:table-cell office:value-type="float" office:value="4194392" calcext:value-type="float">
            <text:p>4194392</text:p>
          </table:table-cell>
          <table:table-cell office:value-type="float" office:value="15.203043" calcext:value-type="float">
            <text:p>15.203043</text:p>
          </table:table-cell>
          <table:table-cell office:value-type="float" office:value="2.657297" calcext:value-type="float">
            <text:p>2.657297</text:p>
          </table:table-cell>
          <table:table-cell office:value-type="float" office:value="1.458264" calcext:value-type="float">
            <text:p>1.458264</text:p>
          </table:table-cell>
          <table:table-cell office:value-type="float" office:value="5.72" calcext:value-type="float">
            <text:p>5.72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5016" calcext:value-type="float">
            <text:p>5016</text:p>
          </table:table-cell>
          <table:table-cell office:value-type="float" office:value="5067851361" calcext:value-type="float">
            <text:p>5067851361</text:p>
          </table:table-cell>
          <table:table-cell office:value-type="float" office:value="2388022033" calcext:value-type="float">
            <text:p>2388022033</text:p>
          </table:table-cell>
          <table:table-cell office:value-type="float" office:value="4153583" calcext:value-type="float">
            <text:p>4153583</text:p>
          </table:table-cell>
          <table:table-cell office:value-type="float" office:value="239858146" calcext:value-type="float">
            <text:p>239858146</text:p>
          </table:table-cell>
          <table:table-cell office:value-type="float" office:value="41798142" calcext:value-type="float">
            <text:p>41798142</text:p>
          </table:table-cell>
          <table:table-cell office:value-type="float" office:value="22916039" calcext:value-type="float">
            <text:p>229160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22196" calcext:value-type="float">
            <text:p>2.122196</text:p>
          </table:table-cell>
          <table:table-cell office:value-type="float" office:value="4153583" calcext:value-type="float">
            <text:p>4153583</text:p>
          </table:table-cell>
          <table:table-cell office:value-type="float" office:value="15.289762" calcext:value-type="float">
            <text:p>15.289762</text:p>
          </table:table-cell>
          <table:table-cell office:value-type="float" office:value="2.664423" calcext:value-type="float">
            <text:p>2.664423</text:p>
          </table:table-cell>
          <table:table-cell office:value-type="float" office:value="1.460783" calcext:value-type="float">
            <text:p>1.460783</text:p>
          </table:table-cell>
          <table:table-cell office:value-type="float" office:value="5.74" calcext:value-type="float">
            <text:p>5.74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5015" calcext:value-type="float">
            <text:p>5015</text:p>
          </table:table-cell>
          <table:table-cell office:value-type="float" office:value="5065443646" calcext:value-type="float">
            <text:p>5065443646</text:p>
          </table:table-cell>
          <table:table-cell office:value-type="float" office:value="2386192917" calcext:value-type="float">
            <text:p>2386192917</text:p>
          </table:table-cell>
          <table:table-cell office:value-type="float" office:value="4198322" calcext:value-type="float">
            <text:p>4198322</text:p>
          </table:table-cell>
          <table:table-cell office:value-type="float" office:value="239743286" calcext:value-type="float">
            <text:p>239743286</text:p>
          </table:table-cell>
          <table:table-cell office:value-type="float" office:value="41797982" calcext:value-type="float">
            <text:p>41797982</text:p>
          </table:table-cell>
          <table:table-cell office:value-type="float" office:value="22926225" calcext:value-type="float">
            <text:p>2292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22814" calcext:value-type="float">
            <text:p>2.122814</text:p>
          </table:table-cell>
          <table:table-cell office:value-type="float" office:value="4198322" calcext:value-type="float">
            <text:p>4198322</text:p>
          </table:table-cell>
          <table:table-cell office:value-type="float" office:value="15.297677" calcext:value-type="float">
            <text:p>15.297677</text:p>
          </table:table-cell>
          <table:table-cell office:value-type="float" office:value="2.66707" calcext:value-type="float">
            <text:p>2.66707</text:p>
          </table:table-cell>
          <table:table-cell office:value-type="float" office:value="1.46289" calcext:value-type="float">
            <text:p>1.46289</text:p>
          </table:table-cell>
          <table:table-cell office:value-type="float" office:value="5.74" calcext:value-type="float">
            <text:p>5.74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5016" calcext:value-type="float">
            <text:p>5016</text:p>
          </table:table-cell>
          <table:table-cell office:value-type="float" office:value="5151126117" calcext:value-type="float">
            <text:p>5151126117</text:p>
          </table:table-cell>
          <table:table-cell office:value-type="float" office:value="2439664345" calcext:value-type="float">
            <text:p>2439664345</text:p>
          </table:table-cell>
          <table:table-cell office:value-type="float" office:value="4147550" calcext:value-type="float">
            <text:p>4147550</text:p>
          </table:table-cell>
          <table:table-cell office:value-type="float" office:value="244228046" calcext:value-type="float">
            <text:p>244228046</text:p>
          </table:table-cell>
          <table:table-cell office:value-type="float" office:value="42687703" calcext:value-type="float">
            <text:p>42687703</text:p>
          </table:table-cell>
          <table:table-cell office:value-type="float" office:value="23099516" calcext:value-type="float">
            <text:p>230995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11408" calcext:value-type="float">
            <text:p>2.111408</text:p>
          </table:table-cell>
          <table:table-cell office:value-type="float" office:value="4147550" calcext:value-type="float">
            <text:p>4147550</text:p>
          </table:table-cell>
          <table:table-cell office:value-type="float" office:value="15.583843" calcext:value-type="float">
            <text:p>15.583843</text:p>
          </table:table-cell>
          <table:table-cell office:value-type="float" office:value="2.723841" calcext:value-type="float">
            <text:p>2.723841</text:p>
          </table:table-cell>
          <table:table-cell office:value-type="float" office:value="1.473947" calcext:value-type="float">
            <text:p>1.473947</text:p>
          </table:table-cell>
          <table:table-cell office:value-type="float" office:value="5.72" calcext:value-type="float">
            <text:p>5.72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5016" calcext:value-type="float">
            <text:p>5016</text:p>
          </table:table-cell>
          <table:table-cell office:value-type="float" office:value="5144716213" calcext:value-type="float">
            <text:p>5144716213</text:p>
          </table:table-cell>
          <table:table-cell office:value-type="float" office:value="2437095591" calcext:value-type="float">
            <text:p>2437095591</text:p>
          </table:table-cell>
          <table:table-cell office:value-type="float" office:value="4235227" calcext:value-type="float">
            <text:p>4235227</text:p>
          </table:table-cell>
          <table:table-cell office:value-type="float" office:value="243888260" calcext:value-type="float">
            <text:p>243888260</text:p>
          </table:table-cell>
          <table:table-cell office:value-type="float" office:value="42899553" calcext:value-type="float">
            <text:p>42899553</text:p>
          </table:table-cell>
          <table:table-cell office:value-type="float" office:value="23093989" calcext:value-type="float">
            <text:p>23093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11003" calcext:value-type="float">
            <text:p>2.111003</text:p>
          </table:table-cell>
          <table:table-cell office:value-type="float" office:value="4235227" calcext:value-type="float">
            <text:p>4235227</text:p>
          </table:table-cell>
          <table:table-cell office:value-type="float" office:value="15.562161" calcext:value-type="float">
            <text:p>15.562161</text:p>
          </table:table-cell>
          <table:table-cell office:value-type="float" office:value="2.737359" calcext:value-type="float">
            <text:p>2.737359</text:p>
          </table:table-cell>
          <table:table-cell office:value-type="float" office:value="1.473594" calcext:value-type="float">
            <text:p>1.473594</text:p>
          </table:table-cell>
          <table:table-cell office:value-type="float" office:value="5.69" calcext:value-type="float">
            <text:p>5.69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6018" calcext:value-type="float">
            <text:p>6018</text:p>
          </table:table-cell>
          <table:table-cell office:value-type="float" office:value="5234330465" calcext:value-type="float">
            <text:p>5234330465</text:p>
          </table:table-cell>
          <table:table-cell office:value-type="float" office:value="2390335432" calcext:value-type="float">
            <text:p>2390335432</text:p>
          </table:table-cell>
          <table:table-cell office:value-type="float" office:value="2713205" calcext:value-type="float">
            <text:p>2713205</text:p>
          </table:table-cell>
          <table:table-cell office:value-type="float" office:value="240005704" calcext:value-type="float">
            <text:p>240005704</text:p>
          </table:table-cell>
          <table:table-cell office:value-type="float" office:value="37136171" calcext:value-type="float">
            <text:p>37136171</text:p>
          </table:table-cell>
          <table:table-cell office:value-type="float" office:value="16876075" calcext:value-type="float">
            <text:p>168760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9789" calcext:value-type="float">
            <text:p>2.189789</text:p>
          </table:table-cell>
          <table:table-cell office:value-type="float" office:value="2713205" calcext:value-type="float">
            <text:p>2713205</text:p>
          </table:table-cell>
          <table:table-cell office:value-type="float" office:value="15.314422" calcext:value-type="float">
            <text:p>15.314422</text:p>
          </table:table-cell>
          <table:table-cell office:value-type="float" office:value="2.369606" calcext:value-type="float">
            <text:p>2.369606</text:p>
          </table:table-cell>
          <table:table-cell office:value-type="float" office:value="1.076838" calcext:value-type="float">
            <text:p>1.076838</text:p>
          </table:table-cell>
          <table:table-cell office:value-type="float" office:value="6.46" calcext:value-type="float">
            <text:p>6.4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6019" calcext:value-type="float">
            <text:p>6019</text:p>
          </table:table-cell>
          <table:table-cell office:value-type="float" office:value="5244878329" calcext:value-type="float">
            <text:p>5244878329</text:p>
          </table:table-cell>
          <table:table-cell office:value-type="float" office:value="2390787799" calcext:value-type="float">
            <text:p>2390787799</text:p>
          </table:table-cell>
          <table:table-cell office:value-type="float" office:value="2710113" calcext:value-type="float">
            <text:p>2710113</text:p>
          </table:table-cell>
          <table:table-cell office:value-type="float" office:value="240640046" calcext:value-type="float">
            <text:p>240640046</text:p>
          </table:table-cell>
          <table:table-cell office:value-type="float" office:value="36784728" calcext:value-type="float">
            <text:p>36784728</text:p>
          </table:table-cell>
          <table:table-cell office:value-type="float" office:value="17074290" calcext:value-type="float">
            <text:p>17074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93787" calcext:value-type="float">
            <text:p>2.193787</text:p>
          </table:table-cell>
          <table:table-cell office:value-type="float" office:value="2710113" calcext:value-type="float">
            <text:p>2710113</text:p>
          </table:table-cell>
          <table:table-cell office:value-type="float" office:value="15.354898" calcext:value-type="float">
            <text:p>15.354898</text:p>
          </table:table-cell>
          <table:table-cell office:value-type="float" office:value="2.347181" calcext:value-type="float">
            <text:p>2.347181</text:p>
          </table:table-cell>
          <table:table-cell office:value-type="float" office:value="1.089486" calcext:value-type="float">
            <text:p>1.089486</text:p>
          </table:table-cell>
          <table:table-cell office:value-type="float" office:value="6.54" calcext:value-type="float">
            <text:p>6.5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6018" calcext:value-type="float">
            <text:p>6018</text:p>
          </table:table-cell>
          <table:table-cell office:value-type="float" office:value="5233808357" calcext:value-type="float">
            <text:p>5233808357</text:p>
          </table:table-cell>
          <table:table-cell office:value-type="float" office:value="2390845615" calcext:value-type="float">
            <text:p>2390845615</text:p>
          </table:table-cell>
          <table:table-cell office:value-type="float" office:value="2689576" calcext:value-type="float">
            <text:p>2689576</text:p>
          </table:table-cell>
          <table:table-cell office:value-type="float" office:value="240049375" calcext:value-type="float">
            <text:p>240049375</text:p>
          </table:table-cell>
          <table:table-cell office:value-type="float" office:value="37075430" calcext:value-type="float">
            <text:p>37075430</text:p>
          </table:table-cell>
          <table:table-cell office:value-type="float" office:value="16809797" calcext:value-type="float">
            <text:p>1680979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9103" calcext:value-type="float">
            <text:p>2.189103</text:p>
          </table:table-cell>
          <table:table-cell office:value-type="float" office:value="2689576" calcext:value-type="float">
            <text:p>2689576</text:p>
          </table:table-cell>
          <table:table-cell office:value-type="float" office:value="15.317208" calcext:value-type="float">
            <text:p>15.317208</text:p>
          </table:table-cell>
          <table:table-cell office:value-type="float" office:value="2.365731" calcext:value-type="float">
            <text:p>2.365731</text:p>
          </table:table-cell>
          <table:table-cell office:value-type="float" office:value="1.072609" calcext:value-type="float">
            <text:p>1.072609</text:p>
          </table:table-cell>
          <table:table-cell office:value-type="float" office:value="6.47" calcext:value-type="float">
            <text:p>6.4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6018" calcext:value-type="float">
            <text:p>6018</text:p>
          </table:table-cell>
          <table:table-cell office:value-type="float" office:value="5227136144" calcext:value-type="float">
            <text:p>5227136144</text:p>
          </table:table-cell>
          <table:table-cell office:value-type="float" office:value="2389905041" calcext:value-type="float">
            <text:p>2389905041</text:p>
          </table:table-cell>
          <table:table-cell office:value-type="float" office:value="2739736" calcext:value-type="float">
            <text:p>2739736</text:p>
          </table:table-cell>
          <table:table-cell office:value-type="float" office:value="239658709" calcext:value-type="float">
            <text:p>239658709</text:p>
          </table:table-cell>
          <table:table-cell office:value-type="float" office:value="36954614" calcext:value-type="float">
            <text:p>36954614</text:p>
          </table:table-cell>
          <table:table-cell office:value-type="float" office:value="16766427" calcext:value-type="float">
            <text:p>16766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7173" calcext:value-type="float">
            <text:p>2.187173</text:p>
          </table:table-cell>
          <table:table-cell office:value-type="float" office:value="2739736" calcext:value-type="float">
            <text:p>2739736</text:p>
          </table:table-cell>
          <table:table-cell office:value-type="float" office:value="15.29228" calcext:value-type="float">
            <text:p>15.29228</text:p>
          </table:table-cell>
          <table:table-cell office:value-type="float" office:value="2.358021" calcext:value-type="float">
            <text:p>2.358021</text:p>
          </table:table-cell>
          <table:table-cell office:value-type="float" office:value="1.069842" calcext:value-type="float">
            <text:p>1.069842</text:p>
          </table:table-cell>
          <table:table-cell office:value-type="float" office:value="6.49" calcext:value-type="float">
            <text:p>6.4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6019" calcext:value-type="float">
            <text:p>6019</text:p>
          </table:table-cell>
          <table:table-cell office:value-type="float" office:value="5213667584" calcext:value-type="float">
            <text:p>5213667584</text:p>
          </table:table-cell>
          <table:table-cell office:value-type="float" office:value="2390538232" calcext:value-type="float">
            <text:p>2390538232</text:p>
          </table:table-cell>
          <table:table-cell office:value-type="float" office:value="2669225" calcext:value-type="float">
            <text:p>2669225</text:p>
          </table:table-cell>
          <table:table-cell office:value-type="float" office:value="239171922" calcext:value-type="float">
            <text:p>239171922</text:p>
          </table:table-cell>
          <table:table-cell office:value-type="float" office:value="37163616" calcext:value-type="float">
            <text:p>37163616</text:p>
          </table:table-cell>
          <table:table-cell office:value-type="float" office:value="16597394" calcext:value-type="float">
            <text:p>165973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096" calcext:value-type="float">
            <text:p>2.18096</text:p>
          </table:table-cell>
          <table:table-cell office:value-type="float" office:value="2669225" calcext:value-type="float">
            <text:p>2669225</text:p>
          </table:table-cell>
          <table:table-cell office:value-type="float" office:value="15.261219" calcext:value-type="float">
            <text:p>15.261219</text:p>
          </table:table-cell>
          <table:table-cell office:value-type="float" office:value="2.371357" calcext:value-type="float">
            <text:p>2.371357</text:p>
          </table:table-cell>
          <table:table-cell office:value-type="float" office:value="1.059056" calcext:value-type="float">
            <text:p>1.059056</text:p>
          </table:table-cell>
          <table:table-cell office:value-type="float" office:value="6.44" calcext:value-type="float">
            <text:p>6.4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6018" calcext:value-type="float">
            <text:p>6018</text:p>
          </table:table-cell>
          <table:table-cell office:value-type="float" office:value="5213591152" calcext:value-type="float">
            <text:p>5213591152</text:p>
          </table:table-cell>
          <table:table-cell office:value-type="float" office:value="2389085574" calcext:value-type="float">
            <text:p>2389085574</text:p>
          </table:table-cell>
          <table:table-cell office:value-type="float" office:value="2725672" calcext:value-type="float">
            <text:p>2725672</text:p>
          </table:table-cell>
          <table:table-cell office:value-type="float" office:value="239176835" calcext:value-type="float">
            <text:p>239176835</text:p>
          </table:table-cell>
          <table:table-cell office:value-type="float" office:value="37130794" calcext:value-type="float">
            <text:p>37130794</text:p>
          </table:table-cell>
          <table:table-cell office:value-type="float" office:value="16612061" calcext:value-type="float">
            <text:p>1661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2254" calcext:value-type="float">
            <text:p>2.182254</text:p>
          </table:table-cell>
          <table:table-cell office:value-type="float" office:value="2725672" calcext:value-type="float">
            <text:p>2725672</text:p>
          </table:table-cell>
          <table:table-cell office:value-type="float" office:value="15.261533" calcext:value-type="float">
            <text:p>15.261533</text:p>
          </table:table-cell>
          <table:table-cell office:value-type="float" office:value="2.369263" calcext:value-type="float">
            <text:p>2.369263</text:p>
          </table:table-cell>
          <table:table-cell office:value-type="float" office:value="1.059992" calcext:value-type="float">
            <text:p>1.059992</text:p>
          </table:table-cell>
          <table:table-cell office:value-type="float" office:value="6.44" calcext:value-type="float">
            <text:p>6.4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6019" calcext:value-type="float">
            <text:p>6019</text:p>
          </table:table-cell>
          <table:table-cell office:value-type="float" office:value="5363777475" calcext:value-type="float">
            <text:p>5363777475</text:p>
          </table:table-cell>
          <table:table-cell office:value-type="float" office:value="2445728134" calcext:value-type="float">
            <text:p>2445728134</text:p>
          </table:table-cell>
          <table:table-cell office:value-type="float" office:value="2682408" calcext:value-type="float">
            <text:p>2682408</text:p>
          </table:table-cell>
          <table:table-cell office:value-type="float" office:value="246424177" calcext:value-type="float">
            <text:p>246424177</text:p>
          </table:table-cell>
          <table:table-cell office:value-type="float" office:value="37443662" calcext:value-type="float">
            <text:p>37443662</text:p>
          </table:table-cell>
          <table:table-cell office:value-type="float" office:value="17709434" calcext:value-type="float">
            <text:p>177094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93121" calcext:value-type="float">
            <text:p>2.193121</text:p>
          </table:table-cell>
          <table:table-cell office:value-type="float" office:value="2682408" calcext:value-type="float">
            <text:p>2682408</text:p>
          </table:table-cell>
          <table:table-cell office:value-type="float" office:value="15.723975" calcext:value-type="float">
            <text:p>15.723975</text:p>
          </table:table-cell>
          <table:table-cell office:value-type="float" office:value="2.389227" calcext:value-type="float">
            <text:p>2.389227</text:p>
          </table:table-cell>
          <table:table-cell office:value-type="float" office:value="1.130014" calcext:value-type="float">
            <text:p>1.130014</text:p>
          </table:table-cell>
          <table:table-cell office:value-type="float" office:value="6.58" calcext:value-type="float">
            <text:p>6.5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6019" calcext:value-type="float">
            <text:p>6019</text:p>
          </table:table-cell>
          <table:table-cell office:value-type="float" office:value="5353090345" calcext:value-type="float">
            <text:p>5353090345</text:p>
          </table:table-cell>
          <table:table-cell office:value-type="float" office:value="2443419656" calcext:value-type="float">
            <text:p>2443419656</text:p>
          </table:table-cell>
          <table:table-cell office:value-type="float" office:value="2772594" calcext:value-type="float">
            <text:p>2772594</text:p>
          </table:table-cell>
          <table:table-cell office:value-type="float" office:value="245889669" calcext:value-type="float">
            <text:p>245889669</text:p>
          </table:table-cell>
          <table:table-cell office:value-type="float" office:value="37863216" calcext:value-type="float">
            <text:p>37863216</text:p>
          </table:table-cell>
          <table:table-cell office:value-type="float" office:value="17585061" calcext:value-type="float">
            <text:p>17585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90819" calcext:value-type="float">
            <text:p>2.190819</text:p>
          </table:table-cell>
          <table:table-cell office:value-type="float" office:value="2772594" calcext:value-type="float">
            <text:p>2772594</text:p>
          </table:table-cell>
          <table:table-cell office:value-type="float" office:value="15.689869" calcext:value-type="float">
            <text:p>15.689869</text:p>
          </table:table-cell>
          <table:table-cell office:value-type="float" office:value="2.415998" calcext:value-type="float">
            <text:p>2.415998</text:p>
          </table:table-cell>
          <table:table-cell office:value-type="float" office:value="1.122078" calcext:value-type="float">
            <text:p>1.122078</text:p>
          </table:table-cell>
          <table:table-cell office:value-type="float" office:value="6.49" calcext:value-type="float">
            <text:p>6.4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6859" calcext:value-type="float">
            <text:p>6859</text:p>
          </table:table-cell>
          <table:table-cell office:value-type="float" office:value="4073523967" calcext:value-type="float">
            <text:p>4073523967</text:p>
          </table:table-cell>
          <table:table-cell office:value-type="float" office:value="1866814658" calcext:value-type="float">
            <text:p>1866814658</text:p>
          </table:table-cell>
          <table:table-cell office:value-type="float" office:value="2499449" calcext:value-type="float">
            <text:p>2499449</text:p>
          </table:table-cell>
          <table:table-cell office:value-type="float" office:value="190498125" calcext:value-type="float">
            <text:p>190498125</text:p>
          </table:table-cell>
          <table:table-cell office:value-type="float" office:value="29650531" calcext:value-type="float">
            <text:p>29650531</text:p>
          </table:table-cell>
          <table:table-cell office:value-type="float" office:value="16145296" calcext:value-type="float">
            <text:p>1614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2072" calcext:value-type="float">
            <text:p>2.182072</text:p>
          </table:table-cell>
          <table:table-cell office:value-type="float" office:value="2499449" calcext:value-type="float">
            <text:p>2499449</text:p>
          </table:table-cell>
          <table:table-cell office:value-type="float" office:value="14.514143" calcext:value-type="float">
            <text:p>14.514143</text:p>
          </table:table-cell>
          <table:table-cell office:value-type="float" office:value="2.259088" calcext:value-type="float">
            <text:p>2.259088</text:p>
          </table:table-cell>
          <table:table-cell office:value-type="float" office:value="1.230118" calcext:value-type="float">
            <text:p>1.230118</text:p>
          </table:table-cell>
          <table:table-cell office:value-type="float" office:value="6.42" calcext:value-type="float">
            <text:p>6.4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float" office:value="6874" calcext:value-type="float">
            <text:p>6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2" calcext:value-type="float">
            <text:p>653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6532" calcext:value-type="float">
            <text:p>6532</text:p>
          </table:table-cell>
          <table:table-cell table:number-columns-repeated="2" office:value-type="float" office:value="0.000004" calcext:value-type="float">
            <text:p>0.00000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6020" calcext:value-type="float">
            <text:p>6020</text:p>
          </table:table-cell>
          <table:table-cell office:value-type="float" office:value="2542714" calcext:value-type="float">
            <text:p>2542714</text:p>
          </table:table-cell>
          <table:table-cell office:value-type="float" office:value="1042810" calcext:value-type="float">
            <text:p>1042810</text:p>
          </table:table-cell>
          <table:table-cell office:value-type="float" office:value="440" calcext:value-type="float">
            <text:p>440</text:p>
          </table:table-cell>
          <table:table-cell office:value-type="float" office:value="118964" calcext:value-type="float">
            <text:p>118964</text:p>
          </table:table-cell>
          <table:table-cell office:value-type="float" office:value="11786" calcext:value-type="float">
            <text:p>11786</text:p>
          </table:table-cell>
          <table:table-cell office:value-type="float" office:value="9806" calcext:value-type="float">
            <text:p>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38329" calcext:value-type="float">
            <text:p>2.438329</text:p>
          </table:table-cell>
          <table:table-cell office:value-type="float" office:value="440" calcext:value-type="float">
            <text:p>440</text:p>
          </table:table-cell>
          <table:table-cell office:value-type="float" office:value="3.806848" calcext:value-type="float">
            <text:p>3.806848</text:p>
          </table:table-cell>
          <table:table-cell office:value-type="float" office:value="0.377152" calcext:value-type="float">
            <text:p>0.377152</text:p>
          </table:table-cell>
          <table:table-cell office:value-type="float" office:value="0.313792" calcext:value-type="float">
            <text:p>0.313792</text:p>
          </table:table-cell>
          <table:table-cell office:value-type="float" office:value="10.09" calcext:value-type="float">
            <text:p>10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6021" calcext:value-type="float">
            <text:p>6021</text:p>
          </table:table-cell>
          <table:table-cell office:value-type="float" office:value="1386033" calcext:value-type="float">
            <text:p>1386033</text:p>
          </table:table-cell>
          <table:table-cell office:value-type="float" office:value="555916" calcext:value-type="float">
            <text:p>555916</text:p>
          </table:table-cell>
          <table:table-cell office:value-type="float" office:value="182" calcext:value-type="float">
            <text:p>182</text:p>
          </table:table-cell>
          <table:table-cell office:value-type="float" office:value="64644" calcext:value-type="float">
            <text:p>64644</text:p>
          </table:table-cell>
          <table:table-cell office:value-type="float" office:value="5927" calcext:value-type="float">
            <text:p>5927</text:p>
          </table:table-cell>
          <table:table-cell office:value-type="float" office:value="4940" calcext:value-type="float">
            <text:p>4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93242" calcext:value-type="float">
            <text:p>2.493242</text:p>
          </table:table-cell>
          <table:table-cell office:value-type="float" office:value="182" calcext:value-type="float">
            <text:p>182</text:p>
          </table:table-cell>
          <table:table-cell office:value-type="float" office:value="1.379072" calcext:value-type="float">
            <text:p>1.379072</text:p>
          </table:table-cell>
          <table:table-cell office:value-type="float" office:value="0.126443" calcext:value-type="float">
            <text:p>0.126443</text:p>
          </table:table-cell>
          <table:table-cell office:value-type="float" office:value="0.105387" calcext:value-type="float">
            <text:p>0.105387</text:p>
          </table:table-cell>
          <table:table-cell office:value-type="float" office:value="10.91" calcext:value-type="float">
            <text:p>10.9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6022" calcext:value-type="float">
            <text:p>6022</text:p>
          </table:table-cell>
          <table:table-cell office:value-type="float" office:value="2286009" calcext:value-type="float">
            <text:p>2286009</text:p>
          </table:table-cell>
          <table:table-cell office:value-type="float" office:value="945802" calcext:value-type="float">
            <text:p>945802</text:p>
          </table:table-cell>
          <table:table-cell office:value-type="float" office:value="473" calcext:value-type="float">
            <text:p>473</text:p>
          </table:table-cell>
          <table:table-cell office:value-type="float" office:value="106707" calcext:value-type="float">
            <text:p>106707</text:p>
          </table:table-cell>
          <table:table-cell office:value-type="float" office:value="11369" calcext:value-type="float">
            <text:p>11369</text:p>
          </table:table-cell>
          <table:table-cell office:value-type="float" office:value="8715" calcext:value-type="float">
            <text:p>8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17006" calcext:value-type="float">
            <text:p>2.417006</text:p>
          </table:table-cell>
          <table:table-cell office:value-type="float" office:value="473" calcext:value-type="float">
            <text:p>473</text:p>
          </table:table-cell>
          <table:table-cell office:value-type="float" office:value="3.414624" calcext:value-type="float">
            <text:p>3.414624</text:p>
          </table:table-cell>
          <table:table-cell office:value-type="float" office:value="0.363808" calcext:value-type="float">
            <text:p>0.363808</text:p>
          </table:table-cell>
          <table:table-cell office:value-type="float" office:value="0.27888" calcext:value-type="float">
            <text:p>0.27888</text:p>
          </table:table-cell>
          <table:table-cell office:value-type="float" office:value="9.39" calcext:value-type="float">
            <text:p>9.3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6023" calcext:value-type="float">
            <text:p>6023</text:p>
          </table:table-cell>
          <table:table-cell office:value-type="float" office:value="1219837" calcext:value-type="float">
            <text:p>1219837</text:p>
          </table:table-cell>
          <table:table-cell office:value-type="float" office:value="511558" calcext:value-type="float">
            <text:p>511558</text:p>
          </table:table-cell>
          <table:table-cell office:value-type="float" office:value="309" calcext:value-type="float">
            <text:p>309</text:p>
          </table:table-cell>
          <table:table-cell office:value-type="float" office:value="58023" calcext:value-type="float">
            <text:p>58023</text:p>
          </table:table-cell>
          <table:table-cell office:value-type="float" office:value="6790" calcext:value-type="float">
            <text:p>6790</text:p>
          </table:table-cell>
          <table:table-cell office:value-type="float" office:value="5906" calcext:value-type="float">
            <text:p>5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84553" calcext:value-type="float">
            <text:p>2.384553</text:p>
          </table:table-cell>
          <table:table-cell office:value-type="float" office:value="309" calcext:value-type="float">
            <text:p>309</text:p>
          </table:table-cell>
          <table:table-cell office:value-type="float" office:value="1.856736" calcext:value-type="float">
            <text:p>1.856736</text:p>
          </table:table-cell>
          <table:table-cell office:value-type="float" office:value="0.21728" calcext:value-type="float">
            <text:p>0.21728</text:p>
          </table:table-cell>
          <table:table-cell office:value-type="float" office:value="0.188992" calcext:value-type="float">
            <text:p>0.188992</text:p>
          </table:table-cell>
          <table:table-cell office:value-type="float" office:value="8.55" calcext:value-type="float">
            <text:p>8.5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6818" calcext:value-type="float">
            <text:p>6818</text:p>
          </table:table-cell>
          <table:table-cell office:value-type="float" office:value="4198244571" calcext:value-type="float">
            <text:p>4198244571</text:p>
          </table:table-cell>
          <table:table-cell office:value-type="float" office:value="1940451573" calcext:value-type="float">
            <text:p>1940451573</text:p>
          </table:table-cell>
          <table:table-cell office:value-type="float" office:value="2528051" calcext:value-type="float">
            <text:p>2528051</text:p>
          </table:table-cell>
          <table:table-cell office:value-type="float" office:value="196370676" calcext:value-type="float">
            <text:p>196370676</text:p>
          </table:table-cell>
          <table:table-cell office:value-type="float" office:value="30336788" calcext:value-type="float">
            <text:p>30336788</text:p>
          </table:table-cell>
          <table:table-cell office:value-type="float" office:value="16652791" calcext:value-type="float">
            <text:p>1665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6354" calcext:value-type="float">
            <text:p>2.16354</text:p>
          </table:table-cell>
          <table:table-cell office:value-type="float" office:value="2528051" calcext:value-type="float">
            <text:p>2528051</text:p>
          </table:table-cell>
          <table:table-cell office:value-type="float" office:value="15.808456" calcext:value-type="float">
            <text:p>15.808456</text:p>
          </table:table-cell>
          <table:table-cell office:value-type="float" office:value="2.442207" calcext:value-type="float">
            <text:p>2.442207</text:p>
          </table:table-cell>
          <table:table-cell office:value-type="float" office:value="1.340602" calcext:value-type="float">
            <text:p>1.340602</text:p>
          </table:table-cell>
          <table:table-cell office:value-type="float" office:value="6.47" calcext:value-type="float">
            <text:p>6.47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float" office:value="6817" calcext:value-type="float">
            <text:p>6817</text:p>
          </table:table-cell>
          <table:table-cell office:value-type="float" office:value="4179344119" calcext:value-type="float">
            <text:p>4179344119</text:p>
          </table:table-cell>
          <table:table-cell office:value-type="float" office:value="1931266183" calcext:value-type="float">
            <text:p>1931266183</text:p>
          </table:table-cell>
          <table:table-cell office:value-type="float" office:value="2911695" calcext:value-type="float">
            <text:p>2911695</text:p>
          </table:table-cell>
          <table:table-cell office:value-type="float" office:value="195498365" calcext:value-type="float">
            <text:p>195498365</text:p>
          </table:table-cell>
          <table:table-cell office:value-type="float" office:value="30322897" calcext:value-type="float">
            <text:p>30322897</text:p>
          </table:table-cell>
          <table:table-cell office:value-type="float" office:value="16565957" calcext:value-type="float">
            <text:p>165659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64044" calcext:value-type="float">
            <text:p>2.164044</text:p>
          </table:table-cell>
          <table:table-cell office:value-type="float" office:value="2911695" calcext:value-type="float">
            <text:p>2911695</text:p>
          </table:table-cell>
          <table:table-cell office:value-type="float" office:value="15.738234" calcext:value-type="float">
            <text:p>15.738234</text:p>
          </table:table-cell>
          <table:table-cell office:value-type="float" office:value="2.441088" calcext:value-type="float">
            <text:p>2.441088</text:p>
          </table:table-cell>
          <table:table-cell office:value-type="float" office:value="1.333612" calcext:value-type="float">
            <text:p>1.333612</text:p>
          </table:table-cell>
          <table:table-cell office:value-type="float" office:value="6.45" calcext:value-type="float">
            <text:p>6.4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float" office:value="6833" calcext:value-type="float">
            <text:p>6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.000073" calcext:value-type="float">
            <text:p>0.000073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6021" calcext:value-type="float">
            <text:p>6021</text:p>
          </table:table-cell>
          <table:table-cell office:value-type="float" office:value="2396526" calcext:value-type="float">
            <text:p>2396526</text:p>
          </table:table-cell>
          <table:table-cell office:value-type="float" office:value="967562" calcext:value-type="float">
            <text:p>967562</text:p>
          </table:table-cell>
          <table:table-cell office:value-type="float" office:value="825" calcext:value-type="float">
            <text:p>825</text:p>
          </table:table-cell>
          <table:table-cell office:value-type="float" office:value="104199" calcext:value-type="float">
            <text:p>104199</text:p>
          </table:table-cell>
          <table:table-cell office:value-type="float" office:value="13693" calcext:value-type="float">
            <text:p>13693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6871" calcext:value-type="float">
            <text:p>2.476871</text:p>
          </table:table-cell>
          <table:table-cell office:value-type="float" office:value="825" calcext:value-type="float">
            <text:p>825</text:p>
          </table:table-cell>
          <table:table-cell office:value-type="float" office:value="3.334368" calcext:value-type="float">
            <text:p>3.334368</text:p>
          </table:table-cell>
          <table:table-cell office:value-type="float" office:value="0.438176" calcext:value-type="float">
            <text:p>0.438176</text:p>
          </table:table-cell>
          <table:table-cell office:value-type="float" office:value="0.149376" calcext:value-type="float">
            <text:p>0.149376</text:p>
          </table:table-cell>
          <table:table-cell office:value-type="float" office:value="7.61" calcext:value-type="float">
            <text:p>7.6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6020" calcext:value-type="float">
            <text:p>6020</text:p>
          </table:table-cell>
          <table:table-cell office:value-type="float" office:value="1415017" calcext:value-type="float">
            <text:p>1415017</text:p>
          </table:table-cell>
          <table:table-cell office:value-type="float" office:value="581880" calcext:value-type="float">
            <text:p>581880</text:p>
          </table:table-cell>
          <table:table-cell office:value-type="float" office:value="353" calcext:value-type="float">
            <text:p>353</text:p>
          </table:table-cell>
          <table:table-cell office:value-type="float" office:value="61942" calcext:value-type="float">
            <text:p>61942</text:p>
          </table:table-cell>
          <table:table-cell office:value-type="float" office:value="8976" calcext:value-type="float">
            <text:p>8976</text:p>
          </table:table-cell>
          <table:table-cell office:value-type="float" office:value="3501" calcext:value-type="float">
            <text:p>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31802" calcext:value-type="float">
            <text:p>2.431802</text:p>
          </table:table-cell>
          <table:table-cell office:value-type="float" office:value="353" calcext:value-type="float">
            <text:p>353</text:p>
          </table:table-cell>
          <table:table-cell office:value-type="float" office:value="1.982144" calcext:value-type="float">
            <text:p>1.982144</text:p>
          </table:table-cell>
          <table:table-cell office:value-type="float" office:value="0.287232" calcext:value-type="float">
            <text:p>0.287232</text:p>
          </table:table-cell>
          <table:table-cell office:value-type="float" office:value="0.112032" calcext:value-type="float">
            <text:p>0.112032</text:p>
          </table:table-cell>
          <table:table-cell office:value-type="float" office:value="6.9" calcext:value-type="float">
            <text:p>6.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6023" calcext:value-type="float">
            <text:p>6023</text:p>
          </table:table-cell>
          <table:table-cell office:value-type="float" office:value="1982490" calcext:value-type="float">
            <text:p>1982490</text:p>
          </table:table-cell>
          <table:table-cell office:value-type="float" office:value="800926" calcext:value-type="float">
            <text:p>800926</text:p>
          </table:table-cell>
          <table:table-cell office:value-type="float" office:value="529" calcext:value-type="float">
            <text:p>529</text:p>
          </table:table-cell>
          <table:table-cell office:value-type="float" office:value="86858" calcext:value-type="float">
            <text:p>86858</text:p>
          </table:table-cell>
          <table:table-cell office:value-type="float" office:value="10565" calcext:value-type="float">
            <text:p>10565</text:p>
          </table:table-cell>
          <table:table-cell office:value-type="float" office:value="3237" calcext:value-type="float">
            <text:p>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5247" calcext:value-type="float">
            <text:p>2.475247</text:p>
          </table:table-cell>
          <table:table-cell office:value-type="float" office:value="529" calcext:value-type="float">
            <text:p>529</text:p>
          </table:table-cell>
          <table:table-cell office:value-type="float" office:value="2.779456" calcext:value-type="float">
            <text:p>2.779456</text:p>
          </table:table-cell>
          <table:table-cell office:value-type="float" office:value="0.33808" calcext:value-type="float">
            <text:p>0.33808</text:p>
          </table:table-cell>
          <table:table-cell office:value-type="float" office:value="0.103584" calcext:value-type="float">
            <text:p>0.103584</text:p>
          </table:table-cell>
          <table:table-cell office:value-type="float" office:value="8.22" calcext:value-type="float">
            <text:p>8.2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6022" calcext:value-type="float">
            <text:p>6022</text:p>
          </table:table-cell>
          <table:table-cell office:value-type="float" office:value="1123064" calcext:value-type="float">
            <text:p>1123064</text:p>
          </table:table-cell>
          <table:table-cell office:value-type="float" office:value="447731" calcext:value-type="float">
            <text:p>447731</text:p>
          </table:table-cell>
          <table:table-cell office:value-type="float" office:value="284" calcext:value-type="float">
            <text:p>284</text:p>
          </table:table-cell>
          <table:table-cell office:value-type="float" office:value="49160" calcext:value-type="float">
            <text:p>49160</text:p>
          </table:table-cell>
          <table:table-cell office:value-type="float" office:value="6107" calcext:value-type="float">
            <text:p>6107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508345" calcext:value-type="float">
            <text:p>2.508345</text:p>
          </table:table-cell>
          <table:table-cell office:value-type="float" office:value="284" calcext:value-type="float">
            <text:p>284</text:p>
          </table:table-cell>
          <table:table-cell office:value-type="float" office:value="1.57312" calcext:value-type="float">
            <text:p>1.57312</text:p>
          </table:table-cell>
          <table:table-cell office:value-type="float" office:value="0.195424" calcext:value-type="float">
            <text:p>0.195424</text:p>
          </table:table-cell>
          <table:table-cell office:value-type="float" office:value="0.0488" calcext:value-type="float">
            <text:p>0.0488</text:p>
          </table:table-cell>
          <table:table-cell office:value-type="float" office:value="8.05" calcext:value-type="float">
            <text:p>8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float" office:value="6900" calcext:value-type="float">
            <text:p>6900</text:p>
          </table:table-cell>
          <table:table-cell office:value-type="float" office:value="4389566361" calcext:value-type="float">
            <text:p>4389566361</text:p>
          </table:table-cell>
          <table:table-cell office:value-type="float" office:value="2011980756" calcext:value-type="float">
            <text:p>2011980756</text:p>
          </table:table-cell>
          <table:table-cell office:value-type="float" office:value="2552932" calcext:value-type="float">
            <text:p>2552932</text:p>
          </table:table-cell>
          <table:table-cell office:value-type="float" office:value="205019812" calcext:value-type="float">
            <text:p>205019812</text:p>
          </table:table-cell>
          <table:table-cell office:value-type="float" office:value="31426208" calcext:value-type="float">
            <text:p>31426208</text:p>
          </table:table-cell>
          <table:table-cell office:value-type="float" office:value="17203358" calcext:value-type="float">
            <text:p>17203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81714" calcext:value-type="float">
            <text:p>2.181714</text:p>
          </table:table-cell>
          <table:table-cell office:value-type="float" office:value="2552932" calcext:value-type="float">
            <text:p>2552932</text:p>
          </table:table-cell>
          <table:table-cell office:value-type="float" office:value="14.944496" calcext:value-type="float">
            <text:p>14.944496</text:p>
          </table:table-cell>
          <table:table-cell office:value-type="float" office:value="2.290749" calcext:value-type="float">
            <text:p>2.290749</text:p>
          </table:table-cell>
          <table:table-cell office:value-type="float" office:value="1.254003" calcext:value-type="float">
            <text:p>1.254003</text:p>
          </table:table-cell>
          <table:table-cell office:value-type="float" office:value="6.52" calcext:value-type="float">
            <text:p>6.5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0" calcext:value-type="float">
            <text:p>64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6410" calcext:value-type="float">
            <text:p>6410</text:p>
          </table:table-cell>
          <table:table-cell table:number-columns-repeated="3" office:value-type="float" office:value="0.000003" calcext:value-type="float">
            <text:p>0.00000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6022" calcext:value-type="float">
            <text:p>6022</text:p>
          </table:table-cell>
          <table:table-cell office:value-type="float" office:value="2519031" calcext:value-type="float">
            <text:p>2519031</text:p>
          </table:table-cell>
          <table:table-cell office:value-type="float" office:value="1040144" calcext:value-type="float">
            <text:p>1040144</text:p>
          </table:table-cell>
          <table:table-cell office:value-type="float" office:value="417" calcext:value-type="float">
            <text:p>417</text:p>
          </table:table-cell>
          <table:table-cell office:value-type="float" office:value="118997" calcext:value-type="float">
            <text:p>118997</text:p>
          </table:table-cell>
          <table:table-cell office:value-type="float" office:value="13372" calcext:value-type="float">
            <text:p>13372</text:p>
          </table:table-cell>
          <table:table-cell office:value-type="float" office:value="11055" calcext:value-type="float">
            <text:p>1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2181" calcext:value-type="float">
            <text:p>2.42181</text:p>
          </table:table-cell>
          <table:table-cell office:value-type="float" office:value="417" calcext:value-type="float">
            <text:p>417</text:p>
          </table:table-cell>
          <table:table-cell office:value-type="float" office:value="2.538603" calcext:value-type="float">
            <text:p>2.538603</text:p>
          </table:table-cell>
          <table:table-cell office:value-type="float" office:value="0.285269" calcext:value-type="float">
            <text:p>0.285269</text:p>
          </table:table-cell>
          <table:table-cell office:value-type="float" office:value="0.23584" calcext:value-type="float">
            <text:p>0.23584</text:p>
          </table:table-cell>
          <table:table-cell office:value-type="float" office:value="8.9" calcext:value-type="float">
            <text:p>8.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6022" calcext:value-type="float">
            <text:p>6022</text:p>
          </table:table-cell>
          <table:table-cell office:value-type="float" office:value="1339903" calcext:value-type="float">
            <text:p>1339903</text:p>
          </table:table-cell>
          <table:table-cell office:value-type="float" office:value="547055" calcext:value-type="float">
            <text:p>547055</text:p>
          </table:table-cell>
          <table:table-cell office:value-type="float" office:value="256" calcext:value-type="float">
            <text:p>256</text:p>
          </table:table-cell>
          <table:table-cell office:value-type="float" office:value="63076" calcext:value-type="float">
            <text:p>63076</text:p>
          </table:table-cell>
          <table:table-cell office:value-type="float" office:value="6393" calcext:value-type="float">
            <text:p>6393</text:p>
          </table:table-cell>
          <table:table-cell office:value-type="float" office:value="5475" calcext:value-type="float">
            <text:p>5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49302" calcext:value-type="float">
            <text:p>2.449302</text:p>
          </table:table-cell>
          <table:table-cell office:value-type="float" office:value="256" calcext:value-type="float">
            <text:p>256</text:p>
          </table:table-cell>
          <table:table-cell office:value-type="float" office:value="1.345621" calcext:value-type="float">
            <text:p>1.345621</text:p>
          </table:table-cell>
          <table:table-cell office:value-type="float" office:value="0.136384" calcext:value-type="float">
            <text:p>0.136384</text:p>
          </table:table-cell>
          <table:table-cell office:value-type="float" office:value="0.1168" calcext:value-type="float">
            <text:p>0.1168</text:p>
          </table:table-cell>
          <table:table-cell office:value-type="float" office:value="9.87" calcext:value-type="float">
            <text:p>9.8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6024" calcext:value-type="float">
            <text:p>6024</text:p>
          </table:table-cell>
          <table:table-cell office:value-type="float" office:value="1821835" calcext:value-type="float">
            <text:p>1821835</text:p>
          </table:table-cell>
          <table:table-cell office:value-type="float" office:value="753949" calcext:value-type="float">
            <text:p>753949</text:p>
          </table:table-cell>
          <table:table-cell office:value-type="float" office:value="345" calcext:value-type="float">
            <text:p>345</text:p>
          </table:table-cell>
          <table:table-cell office:value-type="float" office:value="85844" calcext:value-type="float">
            <text:p>85844</text:p>
          </table:table-cell>
          <table:table-cell office:value-type="float" office:value="9718" calcext:value-type="float">
            <text:p>9718</text:p>
          </table:table-cell>
          <table:table-cell office:value-type="float" office:value="7829" calcext:value-type="float">
            <text:p>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1639" calcext:value-type="float">
            <text:p>2.41639</text:p>
          </table:table-cell>
          <table:table-cell office:value-type="float" office:value="345" calcext:value-type="float">
            <text:p>345</text:p>
          </table:table-cell>
          <table:table-cell office:value-type="float" office:value="2.747008" calcext:value-type="float">
            <text:p>2.747008</text:p>
          </table:table-cell>
          <table:table-cell office:value-type="float" office:value="0.310976" calcext:value-type="float">
            <text:p>0.310976</text:p>
          </table:table-cell>
          <table:table-cell office:value-type="float" office:value="0.250528" calcext:value-type="float">
            <text:p>0.250528</text:p>
          </table:table-cell>
          <table:table-cell office:value-type="float" office:value="8.83" calcext:value-type="float">
            <text:p>8.83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6024" calcext:value-type="float">
            <text:p>6024</text:p>
          </table:table-cell>
          <table:table-cell office:value-type="float" office:value="1065228" calcext:value-type="float">
            <text:p>1065228</text:p>
          </table:table-cell>
          <table:table-cell office:value-type="float" office:value="438201" calcext:value-type="float">
            <text:p>438201</text:p>
          </table:table-cell>
          <table:table-cell office:value-type="float" office:value="184" calcext:value-type="float">
            <text:p>184</text:p>
          </table:table-cell>
          <table:table-cell office:value-type="float" office:value="49610" calcext:value-type="float">
            <text:p>49610</text:p>
          </table:table-cell>
          <table:table-cell office:value-type="float" office:value="5403" calcext:value-type="float">
            <text:p>5403</text:p>
          </table:table-cell>
          <table:table-cell office:value-type="float" office:value="3916" calcext:value-type="float">
            <text:p>3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30912" calcext:value-type="float">
            <text:p>2.430912</text:p>
          </table:table-cell>
          <table:table-cell office:value-type="float" office:value="184" calcext:value-type="float">
            <text:p>184</text:p>
          </table:table-cell>
          <table:table-cell office:value-type="float" office:value="1.58752" calcext:value-type="float">
            <text:p>1.58752</text:p>
          </table:table-cell>
          <table:table-cell office:value-type="float" office:value="0.172896" calcext:value-type="float">
            <text:p>0.172896</text:p>
          </table:table-cell>
          <table:table-cell office:value-type="float" office:value="0.125312" calcext:value-type="float">
            <text:p>0.125312</text:p>
          </table:table-cell>
          <table:table-cell office:value-type="float" office:value="9.18" calcext:value-type="float">
            <text:p>9.18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6783" calcext:value-type="float">
            <text:p>6783</text:p>
          </table:table-cell>
          <table:table-cell office:value-type="float" office:value="3916145551" calcext:value-type="float">
            <text:p>3916145551</text:p>
          </table:table-cell>
          <table:table-cell office:value-type="float" office:value="1807576117" calcext:value-type="float">
            <text:p>1807576117</text:p>
          </table:table-cell>
          <table:table-cell office:value-type="float" office:value="2491600" calcext:value-type="float">
            <text:p>2491600</text:p>
          </table:table-cell>
          <table:table-cell office:value-type="float" office:value="183194747" calcext:value-type="float">
            <text:p>183194747</text:p>
          </table:table-cell>
          <table:table-cell office:value-type="float" office:value="29163465" calcext:value-type="float">
            <text:p>29163465</text:p>
          </table:table-cell>
          <table:table-cell office:value-type="float" office:value="15515236" calcext:value-type="float">
            <text:p>1551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66518" calcext:value-type="float">
            <text:p>2.166518</text:p>
          </table:table-cell>
          <table:table-cell office:value-type="float" office:value="2491600" calcext:value-type="float">
            <text:p>2491600</text:p>
          </table:table-cell>
          <table:table-cell office:value-type="float" office:value="15.447252" calcext:value-type="float">
            <text:p>15.447252</text:p>
          </table:table-cell>
          <table:table-cell office:value-type="float" office:value="2.459106" calcext:value-type="float">
            <text:p>2.459106</text:p>
          </table:table-cell>
          <table:table-cell office:value-type="float" office:value="1.308268" calcext:value-type="float">
            <text:p>1.308268</text:p>
          </table:table-cell>
          <table:table-cell office:value-type="float" office:value="6.28" calcext:value-type="float">
            <text:p>6.2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6783" calcext:value-type="float">
            <text:p>6783</text:p>
          </table:table-cell>
          <table:table-cell office:value-type="float" office:value="3862619892" calcext:value-type="float">
            <text:p>3862619892</text:p>
          </table:table-cell>
          <table:table-cell office:value-type="float" office:value="1784650285" calcext:value-type="float">
            <text:p>1784650285</text:p>
          </table:table-cell>
          <table:table-cell office:value-type="float" office:value="2808393" calcext:value-type="float">
            <text:p>2808393</text:p>
          </table:table-cell>
          <table:table-cell office:value-type="float" office:value="180672323" calcext:value-type="float">
            <text:p>180672323</text:p>
          </table:table-cell>
          <table:table-cell office:value-type="float" office:value="28684768" calcext:value-type="float">
            <text:p>28684768</text:p>
          </table:table-cell>
          <table:table-cell office:value-type="float" office:value="15296822" calcext:value-type="float">
            <text:p>152968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64357" calcext:value-type="float">
            <text:p>2.164357</text:p>
          </table:table-cell>
          <table:table-cell office:value-type="float" office:value="2808393" calcext:value-type="float">
            <text:p>2808393</text:p>
          </table:table-cell>
          <table:table-cell office:value-type="float" office:value="15.234556" calcext:value-type="float">
            <text:p>15.234556</text:p>
          </table:table-cell>
          <table:table-cell office:value-type="float" office:value="2.418742" calcext:value-type="float">
            <text:p>2.418742</text:p>
          </table:table-cell>
          <table:table-cell office:value-type="float" office:value="1.289851" calcext:value-type="float">
            <text:p>1.289851</text:p>
          </table:table-cell>
          <table:table-cell office:value-type="float" office:value="6.3" calcext:value-type="float">
            <text:p>6.3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6786" calcext:value-type="float">
            <text:p>67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6" calcext:value-type="float">
            <text:p>17886</text:p>
          </table:table-cell>
          <table:table-cell office:value-type="float" office:value="2970126221" calcext:value-type="float">
            <text:p>2970126221</text:p>
          </table:table-cell>
          <table:table-cell office:value-type="float" office:value="19304" calcext:value-type="float">
            <text:p>19304</text:p>
          </table:table-cell>
          <table:table-cell office:value-type="float" office:value="138593" calcext:value-type="float">
            <text:p>138593</text:p>
          </table:table-cell>
          <table:table-cell office:value-type="float" office:value="9362" calcext:value-type="float">
            <text:p>9362</text:p>
          </table:table-cell>
          <table:table-cell office:value-type="float" office:value="1271" calcext:value-type="float">
            <text:p>1271</text:p>
          </table:table-cell>
          <table:table-cell office:value-type="float" office:value="2963" calcext:value-type="float">
            <text:p>2963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39286" calcext:value-type="float">
            <text:p>0.139286</text:p>
          </table:table-cell>
          <table:table-cell office:value-type="float" office:value="9362" calcext:value-type="float">
            <text:p>936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43" calcext:value-type="float">
            <text:p>0.43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7894" calcext:value-type="float">
            <text:p>17894</text:p>
          </table:table-cell>
          <table:table-cell office:value-type="float" office:value="2970126224" calcext:value-type="float">
            <text:p>297012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1" calcext:value-type="float">
            <text:p>34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451" calcext:value-type="float">
            <text:p>3451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7896" calcext:value-type="float">
            <text:p>17896</text:p>
          </table:table-cell>
          <table:table-cell office:value-type="float" office:value="2970126225" calcext:value-type="float">
            <text:p>297012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1815521356E+019" calcext:value-type="float">
            <text:p>184461815521356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8" calcext:value-type="float">
            <text:p>17888</text:p>
          </table:table-cell>
          <table:table-cell office:value-type="float" office:value="2970126227" calcext:value-type="float">
            <text:p>2970126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1815521356E+019" calcext:value-type="float">
            <text:p>184461815521356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0" calcext:value-type="float">
            <text:p>17890</text:p>
          </table:table-cell>
          <table:table-cell office:value-type="float" office:value="2970126228" calcext:value-type="float">
            <text:p>29701262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2" calcext:value-type="float">
            <text:p>17892</text:p>
          </table:table-cell>
          <table:table-cell office:value-type="float" office:value="2970126230" calcext:value-type="float">
            <text:p>2970126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1815521356E+019" calcext:value-type="float">
            <text:p>184461815521356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8" calcext:value-type="float">
            <text:p>17898</text:p>
          </table:table-cell>
          <table:table-cell office:value-type="float" office:value="1003" calcext:value-type="float">
            <text:p>1003</text:p>
          </table:table-cell>
          <table:table-cell office:value-type="float" office:value="4440948391" calcext:value-type="float">
            <text:p>4440948391</text:p>
          </table:table-cell>
          <table:table-cell office:value-type="float" office:value="5763648387" calcext:value-type="float">
            <text:p>5763648387</text:p>
          </table:table-cell>
          <table:table-cell office:value-type="float" office:value="937202" calcext:value-type="float">
            <text:p>937202</text:p>
          </table:table-cell>
          <table:table-cell office:value-type="float" office:value="174076429" calcext:value-type="float">
            <text:p>174076429</text:p>
          </table:table-cell>
          <table:table-cell office:value-type="float" office:value="35154540" calcext:value-type="float">
            <text:p>35154540</text:p>
          </table:table-cell>
          <table:table-cell office:value-type="float" office:value="19413483" calcext:value-type="float">
            <text:p>1941348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051" calcext:value-type="float">
            <text:p>0.77051</text:p>
          </table:table-cell>
          <table:table-cell office:value-type="float" office:value="937202" calcext:value-type="float">
            <text:p>937202</text:p>
          </table:table-cell>
          <table:table-cell office:value-type="float" office:value="11.107569" calcext:value-type="float">
            <text:p>11.107569</text:p>
          </table:table-cell>
          <table:table-cell office:value-type="float" office:value="2.243161" calcext:value-type="float">
            <text:p>2.243161</text:p>
          </table:table-cell>
          <table:table-cell office:value-type="float" office:value="1.238747" calcext:value-type="float">
            <text:p>1.238747</text:p>
          </table:table-cell>
          <table:table-cell office:value-type="float" office:value="4.95" calcext:value-type="float">
            <text:p>4.95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7898" calcext:value-type="float">
            <text:p>17898</text:p>
          </table:table-cell>
          <table:table-cell office:value-type="float" office:value="2025" calcext:value-type="float">
            <text:p>2025</text:p>
          </table:table-cell>
          <table:table-cell office:value-type="float" office:value="4440948391" calcext:value-type="float">
            <text:p>4440948391</text:p>
          </table:table-cell>
          <table:table-cell office:value-type="float" office:value="5763648387" calcext:value-type="float">
            <text:p>5763648387</text:p>
          </table:table-cell>
          <table:table-cell office:value-type="float" office:value="937202" calcext:value-type="float">
            <text:p>937202</text:p>
          </table:table-cell>
          <table:table-cell office:value-type="float" office:value="174076429" calcext:value-type="float">
            <text:p>174076429</text:p>
          </table:table-cell>
          <table:table-cell office:value-type="float" office:value="35154540" calcext:value-type="float">
            <text:p>35154540</text:p>
          </table:table-cell>
          <table:table-cell office:value-type="float" office:value="19413483" calcext:value-type="float">
            <text:p>1941348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051" calcext:value-type="float">
            <text:p>0.77051</text:p>
          </table:table-cell>
          <table:table-cell office:value-type="float" office:value="937202" calcext:value-type="float">
            <text:p>937202</text:p>
          </table:table-cell>
          <table:table-cell office:value-type="float" office:value="10.901068" calcext:value-type="float">
            <text:p>10.901068</text:p>
          </table:table-cell>
          <table:table-cell office:value-type="float" office:value="2.201458" calcext:value-type="float">
            <text:p>2.201458</text:p>
          </table:table-cell>
          <table:table-cell office:value-type="float" office:value="1.215717" calcext:value-type="float">
            <text:p>1.215717</text:p>
          </table:table-cell>
          <table:table-cell office:value-type="float" office:value="4.95" calcext:value-type="float">
            <text:p>4.95</text:p>
          </table:table-cell>
          <table:table-cell office:value-type="float" office:value="1.81" calcext:value-type="float">
            <text:p>1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02:39:40.740932796</meta:creation-date>
    <dc:date>2015-10-29T02:41:47.592871913</dc:date>
    <meta:editing-duration>P0D</meta:editing-duration>
    <meta:editing-cycles>1</meta:editing-cycles>
    <meta:document-statistic meta:table-count="1" meta:cell-count="1580" meta:object-count="0"/>
    <meta:generator>LibreOffice/4.2.8.2$Linux_X86_64 LibreOffice_project/420m0$Build-2</meta:generator>
  </office:meta>
</office:document-meta>
</file>